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number-columns-repeated="16381" table:default-cell-style-name="ce1"/>
        <table:table-row table:style-name="ro1">
          <table:table-cell office:value-type="float" office:value="0.1666" table:style-name="ce1">
            <text:p>0,1666</text:p>
          </table:table-cell>
          <table:table-cell office:value-type="float" office:value="1.95E-2" table:style-name="ce1">
            <text:p>0,019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2056" table:formula="of:=[.A1]+([.B1]*[.C1])" table:style-name="ce1">
            <text:p>0,2056</text:p>
          </table:table-cell>
          <table:table-cell office:value-type="float" office:value="0.12759999999999999" table:formula="of:=[.A1]-([.B1]*[.C1])" table:style-name="ce1">
            <text:p>0,1276</text:p>
          </table:table-cell>
          <table:table-cell table:number-columns-repeated="16378"/>
        </table:table-row>
        <table:table-row table:style-name="ro1">
          <table:table-cell office:value-type="float" office:value="0.1666" table:style-name="ce1">
            <text:p>0,1666</text:p>
          </table:table-cell>
          <table:table-cell office:value-type="float" office:value="1.6500000000000001E-2" table:style-name="ce1">
            <text:p>0,016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996" table:formula="of:=[.A2]+([.B2]*[.C2])" table:style-name="ce1">
            <text:p>0,1996</text:p>
          </table:table-cell>
          <table:table-cell office:value-type="float" office:value="0.1336" table:formula="of:=[.A2]-([.B2]*[.C2])" table:style-name="ce1">
            <text:p>0,1336</text:p>
          </table:table-cell>
          <table:table-cell table:number-columns-repeated="16378"/>
        </table:table-row>
        <table:table-row table:style-name="ro1">
          <table:table-cell office:value-type="float" office:value="0.16650000000000001" table:style-name="ce1">
            <text:p>0,1665</text:p>
          </table:table-cell>
          <table:table-cell office:value-type="float" office:value="2.2499999999999999E-2" table:style-name="ce1">
            <text:p>0,022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21150000000000002" table:formula="of:=[.A3]+([.B3]*[.C3])" table:style-name="ce1">
            <text:p>0,2115</text:p>
          </table:table-cell>
          <table:table-cell office:value-type="float" office:value="0.12150000000000001" table:formula="of:=[.A3]-([.B3]*[.C3])" table:style-name="ce1">
            <text:p>0,1215</text:p>
          </table:table-cell>
          <table:table-cell table:number-columns-repeated="16378"/>
        </table:table-row>
        <table:table-row table:style-name="ro1">
          <table:table-cell office:value-type="float" office:value="0.1663" table:style-name="ce1">
            <text:p>0,1663</text:p>
          </table:table-cell>
          <table:table-cell office:value-type="float" office:value="2.81E-2" table:style-name="ce1">
            <text:p>0,028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2225" table:formula="of:=[.A4]+([.B4]*[.C4])" table:style-name="ce1">
            <text:p>0,2225</text:p>
          </table:table-cell>
          <table:table-cell office:value-type="float" office:value="0.1101" table:formula="of:=[.A4]-([.B4]*[.C4])" table:style-name="ce1">
            <text:p>0,1101</text:p>
          </table:table-cell>
          <table:table-cell table:number-columns-repeated="16378"/>
        </table:table-row>
        <table:table-row table:style-name="ro1">
          <table:table-cell office:value-type="float" office:value="0.16619999999999999" table:style-name="ce1">
            <text:p>0,1662</text:p>
          </table:table-cell>
          <table:table-cell office:value-type="float" office:value="3.2800000000000003E-2" table:style-name="ce1">
            <text:p>0,032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23180000000000001" table:formula="of:=[.A5]+([.B5]*[.C5])" table:style-name="ce1">
            <text:p>0,2318</text:p>
          </table:table-cell>
          <table:table-cell office:value-type="float" office:value="0.10059999999999998" table:formula="of:=[.A5]-([.B5]*[.C5])" table:style-name="ce1">
            <text:p>0,1006</text:p>
          </table:table-cell>
          <table:table-cell table:number-columns-repeated="16378"/>
        </table:table-row>
        <table:table-row table:style-name="ro1">
          <table:table-cell office:value-type="float" office:value="0.1661" table:style-name="ce1">
            <text:p>0,1661</text:p>
          </table:table-cell>
          <table:table-cell office:value-type="float" office:value="3.6700000000000003E-2" table:style-name="ce1">
            <text:p>0,036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23949999999999999" table:formula="of:=[.A6]+([.B6]*[.C6])" table:style-name="ce1">
            <text:p>0,2395</text:p>
          </table:table-cell>
          <table:table-cell office:value-type="float" office:value="9.2699999999999991E-2" table:formula="of:=[.A6]-([.B6]*[.C6])" table:style-name="ce1">
            <text:p>0,0927</text:p>
          </table:table-cell>
          <table:table-cell table:number-columns-repeated="16378"/>
        </table:table-row>
        <table:table-row table:style-name="ro1">
          <table:table-cell office:value-type="float" office:value="0.16589999999999999" table:style-name="ce1">
            <text:p>0,1659</text:p>
          </table:table-cell>
          <table:table-cell office:value-type="float" office:value="0.04" table:style-name="ce1">
            <text:p>0,0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24590000000000001" table:formula="of:=[.A7]+([.B7]*[.C7])" table:style-name="ce1">
            <text:p>0,2459</text:p>
          </table:table-cell>
          <table:table-cell office:value-type="float" office:value="8.589999999999999E-2" table:formula="of:=[.A7]-([.B7]*[.C7])" table:style-name="ce1">
            <text:p>0,0859</text:p>
          </table:table-cell>
          <table:table-cell table:number-columns-repeated="16378"/>
        </table:table-row>
        <table:table-row table:style-name="ro1">
          <table:table-cell office:value-type="float" office:value="0.16569999999999999" table:style-name="ce1">
            <text:p>0,1657</text:p>
          </table:table-cell>
          <table:table-cell office:value-type="float" office:value="4.2799999999999998E-2" table:style-name="ce1">
            <text:p>0,042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25129999999999997" table:formula="of:=[.A8]+([.B8]*[.C8])" table:style-name="ce1">
            <text:p>0,2513</text:p>
          </table:table-cell>
          <table:table-cell office:value-type="float" office:value="8.0099999999999991E-2" table:formula="of:=[.A8]-([.B8]*[.C8])" table:style-name="ce1">
            <text:p>0,0801</text:p>
          </table:table-cell>
          <table:table-cell table:number-columns-repeated="16378"/>
        </table:table-row>
        <table:table-row table:style-name="ro1">
          <table:table-cell office:value-type="float" office:value="0.1656" table:style-name="ce1">
            <text:p>0,1656</text:p>
          </table:table-cell>
          <table:table-cell office:value-type="float" office:value="4.5400000000000003E-2" table:style-name="ce1">
            <text:p>0,045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25640000000000002" table:formula="of:=[.A9]+([.B9]*[.C9])" table:style-name="ce1">
            <text:p>0,2564</text:p>
          </table:table-cell>
          <table:table-cell office:value-type="float" office:value="7.4799999999999991E-2" table:formula="of:=[.A9]-([.B9]*[.C9])" table:style-name="ce1">
            <text:p>0,0748</text:p>
          </table:table-cell>
          <table:table-cell table:number-columns-repeated="16378"/>
        </table:table-row>
        <table:table-row table:style-name="ro1">
          <table:table-cell office:value-type="float" office:value="0.16550000000000001" table:style-name="ce1">
            <text:p>0,1655</text:p>
          </table:table-cell>
          <table:table-cell office:value-type="float" office:value="4.7800000000000002E-2" table:style-name="ce1">
            <text:p>0,047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2611" table:formula="of:=[.A10]+([.B10]*[.C10])" table:style-name="ce1">
            <text:p>0,2611</text:p>
          </table:table-cell>
          <table:table-cell office:value-type="float" office:value="6.9900000000000004E-2" table:formula="of:=[.A10]-([.B10]*[.C10])" table:style-name="ce1">
            <text:p>0,0699</text:p>
          </table:table-cell>
          <table:table-cell table:number-columns-repeated="16378"/>
        </table:table-row>
        <table:table-row table:style-name="ro1">
          <table:table-cell office:value-type="float" office:value="0.16539999999999999" table:style-name="ce1">
            <text:p>0,1654</text:p>
          </table:table-cell>
          <table:table-cell office:value-type="float" office:value="4.9599999999999998E-2" table:style-name="ce1">
            <text:p>0,049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2646" table:formula="of:=[.A11]+([.B11]*[.C11])" table:style-name="ce1">
            <text:p>0,2646</text:p>
          </table:table-cell>
          <table:table-cell office:value-type="float" office:value="6.6199999999999995E-2" table:formula="of:=[.A11]-([.B11]*[.C11])" table:style-name="ce1">
            <text:p>0,0662</text:p>
          </table:table-cell>
          <table:table-cell table:number-columns-repeated="16378"/>
        </table:table-row>
        <table:table-row table:style-name="ro1">
          <table:table-cell office:value-type="float" office:value="0.1653" table:style-name="ce1">
            <text:p>0,1653</text:p>
          </table:table-cell>
          <table:table-cell office:value-type="float" office:value="5.16E-2" table:style-name="ce1">
            <text:p>0,051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26850000000000002" table:formula="of:=[.A12]+([.B12]*[.C12])" table:style-name="ce1">
            <text:p>0,2685</text:p>
          </table:table-cell>
          <table:table-cell office:value-type="float" office:value="6.2100000000000002E-2" table:formula="of:=[.A12]-([.B12]*[.C12])" table:style-name="ce1">
            <text:p>0,0621</text:p>
          </table:table-cell>
          <table:table-cell table:number-columns-repeated="16378"/>
        </table:table-row>
        <table:table-row table:style-name="ro1">
          <table:table-cell office:value-type="float" office:value="0.16520000000000001" table:style-name="ce1">
            <text:p>0,1652</text:p>
          </table:table-cell>
          <table:table-cell office:value-type="float" office:value="5.3100000000000001E-2" table:style-name="ce1">
            <text:p>0,053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27140000000000003" table:formula="of:=[.A13]+([.B13]*[.C13])" table:style-name="ce1">
            <text:p>0,2714</text:p>
          </table:table-cell>
          <table:table-cell office:value-type="float" office:value="5.9000000000000011E-2" table:formula="of:=[.A13]-([.B13]*[.C13])" table:style-name="ce1">
            <text:p>0,059</text:p>
          </table:table-cell>
          <table:table-cell table:number-columns-repeated="16378"/>
        </table:table-row>
        <table:table-row table:style-name="ro1">
          <table:table-cell office:value-type="float" office:value="0.1651" table:style-name="ce1">
            <text:p>0,1651</text:p>
          </table:table-cell>
          <table:table-cell office:value-type="float" office:value="5.4800000000000001E-2" table:style-name="ce1">
            <text:p>0,054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2747" table:formula="of:=[.A14]+([.B14]*[.C14])" table:style-name="ce1">
            <text:p>0,2747</text:p>
          </table:table-cell>
          <table:table-cell office:value-type="float" office:value="5.5499999999999994E-2" table:formula="of:=[.A14]-([.B14]*[.C14])" table:style-name="ce1">
            <text:p>0,0555</text:p>
          </table:table-cell>
          <table:table-cell table:number-columns-repeated="16378"/>
        </table:table-row>
        <table:table-row table:style-name="ro1">
          <table:table-cell office:value-type="float" office:value="0.16500000000000001" table:style-name="ce1">
            <text:p>0,165</text:p>
          </table:table-cell>
          <table:table-cell office:value-type="float" office:value="5.6099999999999997E-2" table:style-name="ce1">
            <text:p>0,056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2772" table:formula="of:=[.A15]+([.B15]*[.C15])" table:style-name="ce1">
            <text:p>0,2772</text:p>
          </table:table-cell>
          <table:table-cell office:value-type="float" office:value="5.2800000000000014E-2" table:formula="of:=[.A15]-([.B15]*[.C15])" table:style-name="ce1">
            <text:p>0,0528</text:p>
          </table:table-cell>
          <table:table-cell table:number-columns-repeated="16378"/>
        </table:table-row>
        <table:table-row table:style-name="ro1">
          <table:table-cell office:value-type="float" office:value="0.16700000000000001" table:style-name="ce1">
            <text:p>0,167</text:p>
          </table:table-cell>
          <table:table-cell office:value-type="float" office:value="1.4200000000000001E-2" table:style-name="ce1">
            <text:p>0,014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9540000000000002" table:formula="of:=[.A16]+([.B16]*[.C16])" table:style-name="ce1">
            <text:p>0,1954</text:p>
          </table:table-cell>
          <table:table-cell office:value-type="float" office:value="0.1386" table:formula="of:=[.A16]-([.B16]*[.C16])" table:style-name="ce1">
            <text:p>0,1386</text:p>
          </table:table-cell>
          <table:table-cell table:number-columns-repeated="16378"/>
        </table:table-row>
        <table:table-row table:style-name="ro1">
          <table:table-cell office:value-type="float" office:value="0.16700000000000001" table:style-name="ce1">
            <text:p>0,167</text:p>
          </table:table-cell>
          <table:table-cell office:value-type="float" office:value="1.37E-2" table:style-name="ce1">
            <text:p>0,013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9440000000000002" table:formula="of:=[.A17]+([.B17]*[.C17])" table:style-name="ce1">
            <text:p>0,1944</text:p>
          </table:table-cell>
          <table:table-cell office:value-type="float" office:value="0.1396" table:formula="of:=[.A17]-([.B17]*[.C17])" table:style-name="ce1">
            <text:p>0,1396</text:p>
          </table:table-cell>
          <table:table-cell table:number-columns-repeated="16378"/>
        </table:table-row>
        <table:table-row table:style-name="ro1">
          <table:table-cell office:value-type="float" office:value="0.16700000000000001" table:style-name="ce1">
            <text:p>0,167</text:p>
          </table:table-cell>
          <table:table-cell office:value-type="float" office:value="1.32E-2" table:style-name="ce1">
            <text:p>0,013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9340000000000002" table:formula="of:=[.A18]+([.B18]*[.C18])" table:style-name="ce1">
            <text:p>0,1934</text:p>
          </table:table-cell>
          <table:table-cell office:value-type="float" office:value="0.1406" table:formula="of:=[.A18]-([.B18]*[.C18])" table:style-name="ce1">
            <text:p>0,1406</text:p>
          </table:table-cell>
          <table:table-cell table:number-columns-repeated="16378"/>
        </table:table-row>
        <table:table-row table:style-name="ro1">
          <table:table-cell office:value-type="float" office:value="0.16700000000000001" table:style-name="ce1">
            <text:p>0,167</text:p>
          </table:table-cell>
          <table:table-cell office:value-type="float" office:value="1.2699999999999999E-2" table:style-name="ce1">
            <text:p>0,012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9240000000000002" table:formula="of:=[.A19]+([.B19]*[.C19])" table:style-name="ce1">
            <text:p>0,1924</text:p>
          </table:table-cell>
          <table:table-cell office:value-type="float" office:value="0.1416" table:formula="of:=[.A19]-([.B19]*[.C19])" table:style-name="ce1">
            <text:p>0,1416</text:p>
          </table:table-cell>
          <table:table-cell table:number-columns-repeated="16378"/>
        </table:table-row>
        <table:table-row table:style-name="ro1">
          <table:table-cell office:value-type="float" office:value="0.16700000000000001" table:style-name="ce1">
            <text:p>0,167</text:p>
          </table:table-cell>
          <table:table-cell office:value-type="float" office:value="1.23E-2" table:style-name="ce1">
            <text:p>0,012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9160000000000002" table:formula="of:=[.A20]+([.B20]*[.C20])" table:style-name="ce1">
            <text:p>0,1916</text:p>
          </table:table-cell>
          <table:table-cell office:value-type="float" office:value="0.1424" table:formula="of:=[.A20]-([.B20]*[.C20])" table:style-name="ce1">
            <text:p>0,1424</text:p>
          </table:table-cell>
          <table:table-cell table:number-columns-repeated="16378"/>
        </table:table-row>
        <table:table-row table:style-name="ro1">
          <table:table-cell office:value-type="float" office:value="0.16700000000000001" table:style-name="ce1">
            <text:p>0,167</text:p>
          </table:table-cell>
          <table:table-cell office:value-type="float" office:value="1.18E-2" table:style-name="ce1">
            <text:p>0,011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9060000000000002" table:formula="of:=[.A21]+([.B21]*[.C21])" table:style-name="ce1">
            <text:p>0,1906</text:p>
          </table:table-cell>
          <table:table-cell office:value-type="float" office:value="0.1434" table:formula="of:=[.A21]-([.B21]*[.C21])" table:style-name="ce1">
            <text:p>0,1434</text:p>
          </table:table-cell>
          <table:table-cell table:number-columns-repeated="16378"/>
        </table:table-row>
        <table:table-row table:style-name="ro1">
          <table:table-cell office:value-type="float" office:value="0.16700000000000001" table:style-name="ce1">
            <text:p>0,167</text:p>
          </table:table-cell>
          <table:table-cell office:value-type="float" office:value="1.15E-2" table:style-name="ce1">
            <text:p>0,011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9" table:formula="of:=[.A22]+([.B22]*[.C22])" table:style-name="ce1">
            <text:p>0,19</text:p>
          </table:table-cell>
          <table:table-cell office:value-type="float" office:value="0.14400000000000002" table:formula="of:=[.A22]-([.B22]*[.C22])" table:style-name="ce1">
            <text:p>0,144</text:p>
          </table:table-cell>
          <table:table-cell table:number-columns-repeated="16378"/>
        </table:table-row>
        <table:table-row table:style-name="ro1">
          <table:table-cell office:value-type="float" office:value="0.16700000000000001" table:style-name="ce1">
            <text:p>0,167</text:p>
          </table:table-cell>
          <table:table-cell office:value-type="float" office:value="1.11E-2" table:style-name="ce1">
            <text:p>0,011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920000000000001" table:formula="of:=[.A23]+([.B23]*[.C23])" table:style-name="ce1">
            <text:p>0,1892</text:p>
          </table:table-cell>
          <table:table-cell office:value-type="float" office:value="0.14480000000000001" table:formula="of:=[.A23]-([.B23]*[.C23])" table:style-name="ce1">
            <text:p>0,1448</text:p>
          </table:table-cell>
          <table:table-cell table:number-columns-repeated="16378"/>
        </table:table-row>
        <table:table-row table:style-name="ro1">
          <table:table-cell office:value-type="float" office:value="0.16700000000000001" table:style-name="ce1">
            <text:p>0,167</text:p>
          </table:table-cell>
          <table:table-cell office:value-type="float" office:value="1.0800000000000001E-2" table:style-name="ce1">
            <text:p>0,010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860000000000002" table:formula="of:=[.A24]+([.B24]*[.C24])" table:style-name="ce1">
            <text:p>0,1886</text:p>
          </table:table-cell>
          <table:table-cell office:value-type="float" office:value="0.1454" table:formula="of:=[.A24]-([.B24]*[.C24])" table:style-name="ce1">
            <text:p>0,1454</text:p>
          </table:table-cell>
          <table:table-cell table:number-columns-repeated="16378"/>
        </table:table-row>
        <table:table-row table:style-name="ro1">
          <table:table-cell office:value-type="float" office:value="0.16700000000000001" table:style-name="ce1">
            <text:p>0,167</text:p>
          </table:table-cell>
          <table:table-cell office:value-type="float" office:value="1.0500000000000001E-2" table:style-name="ce1">
            <text:p>0,010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8" table:formula="of:=[.A25]+([.B25]*[.C25])" table:style-name="ce1">
            <text:p>0,188</text:p>
          </table:table-cell>
          <table:table-cell office:value-type="float" office:value="0.14600000000000002" table:formula="of:=[.A25]-([.B25]*[.C25])" table:style-name="ce1">
            <text:p>0,146</text:p>
          </table:table-cell>
          <table:table-cell table:number-columns-repeated="16378"/>
        </table:table-row>
        <table:table-row table:style-name="ro1">
          <table:table-cell office:value-type="float" office:value="0.16700000000000001" table:style-name="ce1">
            <text:p>0,167</text:p>
          </table:table-cell>
          <table:table-cell office:value-type="float" office:value="1.0200000000000001E-2" table:style-name="ce1">
            <text:p>0,010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740000000000001" table:formula="of:=[.A26]+([.B26]*[.C26])" table:style-name="ce1">
            <text:p>0,1874</text:p>
          </table:table-cell>
          <table:table-cell office:value-type="float" office:value="0.14660000000000001" table:formula="of:=[.A26]-([.B26]*[.C26])" table:style-name="ce1">
            <text:p>0,1466</text:p>
          </table:table-cell>
          <table:table-cell table:number-columns-repeated="16378"/>
        </table:table-row>
        <table:table-row table:style-name="ro1">
          <table:table-cell office:value-type="float" office:value="0.16700000000000001" table:style-name="ce1">
            <text:p>0,167</text:p>
          </table:table-cell>
          <table:table-cell office:value-type="float" office:value="9.9399999999999992E-3" table:style-name="ce1">
            <text:p>0,0099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688000000000002" table:formula="of:=[.A27]+([.B27]*[.C27])" table:style-name="ce1">
            <text:p>0,18688</text:p>
          </table:table-cell>
          <table:table-cell office:value-type="float" office:value="0.14712" table:formula="of:=[.A27]-([.B27]*[.C27])" table:style-name="ce1">
            <text:p>0,14712</text:p>
          </table:table-cell>
          <table:table-cell table:number-columns-repeated="16378"/>
        </table:table-row>
        <table:table-row table:style-name="ro1">
          <table:table-cell office:value-type="float" office:value="0.16700000000000001" table:style-name="ce1">
            <text:p>0,167</text:p>
          </table:table-cell>
          <table:table-cell office:value-type="float" office:value="9.7000000000000003E-3" table:style-name="ce1">
            <text:p>0,009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640000000000001" table:formula="of:=[.A28]+([.B28]*[.C28])" table:style-name="ce1">
            <text:p>0,1864</text:p>
          </table:table-cell>
          <table:table-cell office:value-type="float" office:value="0.14760000000000001" table:formula="of:=[.A28]-([.B28]*[.C28])" table:style-name="ce1">
            <text:p>0,1476</text:p>
          </table:table-cell>
          <table:table-cell table:number-columns-repeated="16378"/>
        </table:table-row>
        <table:table-row table:style-name="ro1">
          <table:table-cell office:value-type="float" office:value="0.16700000000000001" table:style-name="ce1">
            <text:p>0,167</text:p>
          </table:table-cell>
          <table:table-cell office:value-type="float" office:value="9.5099999999999994E-3" table:style-name="ce1">
            <text:p>0,0095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602000000000002" table:formula="of:=[.A29]+([.B29]*[.C29])" table:style-name="ce1">
            <text:p>0,18602</text:p>
          </table:table-cell>
          <table:table-cell office:value-type="float" office:value="0.14798" table:formula="of:=[.A29]-([.B29]*[.C29])" table:style-name="ce1">
            <text:p>0,14798</text:p>
          </table:table-cell>
          <table:table-cell table:number-columns-repeated="16378"/>
        </table:table-row>
        <table:table-row table:style-name="ro1">
          <table:table-cell office:value-type="float" office:value="0.16700000000000001" table:style-name="ce1">
            <text:p>0,167</text:p>
          </table:table-cell>
          <table:table-cell office:value-type="float" office:value="9.2700000000000005E-3" table:style-name="ce1">
            <text:p>0,0092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554000000000001" table:formula="of:=[.A30]+([.B30]*[.C30])" table:style-name="ce1">
            <text:p>0,18554</text:p>
          </table:table-cell>
          <table:table-cell office:value-type="float" office:value="0.14846000000000001" table:formula="of:=[.A30]-([.B30]*[.C30])" table:style-name="ce1">
            <text:p>0,14846</text:p>
          </table:table-cell>
          <table:table-cell table:number-columns-repeated="16378"/>
        </table:table-row>
        <table:table-row table:style-name="ro1">
          <table:table-cell office:value-type="float" office:value="0.16700000000000001" table:style-name="ce1">
            <text:p>0,167</text:p>
          </table:table-cell>
          <table:table-cell office:value-type="float" office:value="9.1299999999999992E-3" table:style-name="ce1">
            <text:p>0,0091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526000000000001" table:formula="of:=[.A31]+([.B31]*[.C31])" table:style-name="ce1">
            <text:p>0,18526</text:p>
          </table:table-cell>
          <table:table-cell office:value-type="float" office:value="0.14874000000000001" table:formula="of:=[.A31]-([.B31]*[.C31])" table:style-name="ce1">
            <text:p>0,14874</text:p>
          </table:table-cell>
          <table:table-cell table:number-columns-repeated="16378"/>
        </table:table-row>
        <table:table-row table:style-name="ro1">
          <table:table-cell office:value-type="float" office:value="0.16700000000000001" table:style-name="ce1">
            <text:p>0,167</text:p>
          </table:table-cell>
          <table:table-cell office:value-type="float" office:value="8.9200000000000008E-3" table:style-name="ce1">
            <text:p>0,0089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484" table:formula="of:=[.A32]+([.B32]*[.C32])" table:style-name="ce1">
            <text:p>0,18484</text:p>
          </table:table-cell>
          <table:table-cell office:value-type="float" office:value="0.14916000000000001" table:formula="of:=[.A32]-([.B32]*[.C32])" table:style-name="ce1">
            <text:p>0,14916</text:p>
          </table:table-cell>
          <table:table-cell table:number-columns-repeated="16378"/>
        </table:table-row>
        <table:table-row table:style-name="ro1">
          <table:table-cell office:value-type="float" office:value="0.16700000000000001" table:style-name="ce1">
            <text:p>0,167</text:p>
          </table:table-cell>
          <table:table-cell office:value-type="float" office:value="8.8000000000000005E-3" table:style-name="ce1">
            <text:p>0,008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460000000000001" table:formula="of:=[.A33]+([.B33]*[.C33])" table:style-name="ce1">
            <text:p>0,1846</text:p>
          </table:table-cell>
          <table:table-cell office:value-type="float" office:value="0.14940000000000001" table:formula="of:=[.A33]-([.B33]*[.C33])" table:style-name="ce1">
            <text:p>0,1494</text:p>
          </table:table-cell>
          <table:table-cell table:number-columns-repeated="16378"/>
        </table:table-row>
        <table:table-row table:style-name="ro1">
          <table:table-cell office:value-type="float" office:value="0.16700000000000001" table:style-name="ce1">
            <text:p>0,167</text:p>
          </table:table-cell>
          <table:table-cell office:value-type="float" office:value="8.6599999999999993E-3" table:style-name="ce1">
            <text:p>0,0086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432000000000001" table:formula="of:=[.A34]+([.B34]*[.C34])" table:style-name="ce1">
            <text:p>0,18432</text:p>
          </table:table-cell>
          <table:table-cell office:value-type="float" office:value="0.14968000000000001" table:formula="of:=[.A34]-([.B34]*[.C34])" table:style-name="ce1">
            <text:p>0,14968</text:p>
          </table:table-cell>
          <table:table-cell table:number-columns-repeated="16378"/>
        </table:table-row>
        <table:table-row table:style-name="ro1">
          <table:table-cell office:value-type="float" office:value="0.16700000000000001" table:style-name="ce1">
            <text:p>0,167</text:p>
          </table:table-cell>
          <table:table-cell office:value-type="float" office:value="8.5299999999999994E-3" table:style-name="ce1">
            <text:p>0,0085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406" table:formula="of:=[.A35]+([.B35]*[.C35])" table:style-name="ce1">
            <text:p>0,18406</text:p>
          </table:table-cell>
          <table:table-cell office:value-type="float" office:value="0.14994000000000002" table:formula="of:=[.A35]-([.B35]*[.C35])" table:style-name="ce1">
            <text:p>0,14994</text:p>
          </table:table-cell>
          <table:table-cell table:number-columns-repeated="16378"/>
        </table:table-row>
        <table:table-row table:style-name="ro1">
          <table:table-cell office:value-type="float" office:value="0.16700000000000001" table:style-name="ce1">
            <text:p>0,167</text:p>
          </table:table-cell>
          <table:table-cell office:value-type="float" office:value="8.3800000000000003E-3" table:style-name="ce1">
            <text:p>0,0083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376000000000001" table:formula="of:=[.A36]+([.B36]*[.C36])" table:style-name="ce1">
            <text:p>0,18376</text:p>
          </table:table-cell>
          <table:table-cell office:value-type="float" office:value="0.15024000000000001" table:formula="of:=[.A36]-([.B36]*[.C36])" table:style-name="ce1">
            <text:p>0,15024</text:p>
          </table:table-cell>
          <table:table-cell table:number-columns-repeated="16378"/>
        </table:table-row>
        <table:table-row table:style-name="ro1">
          <table:table-cell office:value-type="float" office:value="0.16700000000000001" table:style-name="ce1">
            <text:p>0,167</text:p>
          </table:table-cell>
          <table:table-cell office:value-type="float" office:value="8.2900000000000005E-3" table:style-name="ce1">
            <text:p>0,0082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358000000000002" table:formula="of:=[.A37]+([.B37]*[.C37])" table:style-name="ce1">
            <text:p>0,18358</text:p>
          </table:table-cell>
          <table:table-cell office:value-type="float" office:value="0.15042" table:formula="of:=[.A37]-([.B37]*[.C37])" table:style-name="ce1">
            <text:p>0,15042</text:p>
          </table:table-cell>
          <table:table-cell table:number-columns-repeated="16378"/>
        </table:table-row>
        <table:table-row table:style-name="ro1">
          <table:table-cell office:value-type="float" office:value="0.16703999999999999" table:style-name="ce1">
            <text:p>0,16704</text:p>
          </table:table-cell>
          <table:table-cell office:value-type="float" office:value="8.1899999999999994E-3" table:style-name="ce1">
            <text:p>0,0081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342" table:formula="of:=[.A38]+([.B38]*[.C38])" table:style-name="ce1">
            <text:p>0,18342</text:p>
          </table:table-cell>
          <table:table-cell office:value-type="float" office:value="0.15065999999999999" table:formula="of:=[.A38]-([.B38]*[.C38])" table:style-name="ce1">
            <text:p>0,15066</text:p>
          </table:table-cell>
          <table:table-cell table:number-columns-repeated="16378"/>
        </table:table-row>
        <table:table-row table:style-name="ro1">
          <table:table-cell office:value-type="float" office:value="0.16703000000000001" table:style-name="ce1">
            <text:p>0,16703</text:p>
          </table:table-cell>
          <table:table-cell office:value-type="float" office:value="8.0999999999999996E-3" table:style-name="ce1">
            <text:p>0,008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323" table:formula="of:=[.A39]+([.B39]*[.C39])" table:style-name="ce1">
            <text:p>0,18323</text:p>
          </table:table-cell>
          <table:table-cell office:value-type="float" office:value="0.15083000000000002" table:formula="of:=[.A39]-([.B39]*[.C39])" table:style-name="ce1">
            <text:p>0,15083</text:p>
          </table:table-cell>
          <table:table-cell table:number-columns-repeated="16378"/>
        </table:table-row>
        <table:table-row table:style-name="ro1">
          <table:table-cell office:value-type="float" office:value="0.16703000000000001" table:style-name="ce1">
            <text:p>0,16703</text:p>
          </table:table-cell>
          <table:table-cell office:value-type="float" office:value="8.0199999999999994E-3" table:style-name="ce1">
            <text:p>0,0080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307000000000001" table:formula="of:=[.A40]+([.B40]*[.C40])" table:style-name="ce1">
            <text:p>0,18307</text:p>
          </table:table-cell>
          <table:table-cell office:value-type="float" office:value="0.15099000000000001" table:formula="of:=[.A40]-([.B40]*[.C40])" table:style-name="ce1">
            <text:p>0,15099</text:p>
          </table:table-cell>
          <table:table-cell table:number-columns-repeated="16378"/>
        </table:table-row>
        <table:table-row table:style-name="ro1">
          <table:table-cell office:value-type="float" office:value="0.16700999999999999" table:style-name="ce1">
            <text:p>0,16701</text:p>
          </table:table-cell>
          <table:table-cell office:value-type="float" office:value="7.9699999999999997E-3" table:style-name="ce1">
            <text:p>0,0079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295" table:formula="of:=[.A41]+([.B41]*[.C41])" table:style-name="ce1">
            <text:p>0,18295</text:p>
          </table:table-cell>
          <table:table-cell office:value-type="float" office:value="0.15106999999999998" table:formula="of:=[.A41]-([.B41]*[.C41])" table:style-name="ce1">
            <text:p>0,15107</text:p>
          </table:table-cell>
          <table:table-cell table:number-columns-repeated="16378"/>
        </table:table-row>
        <table:table-row table:style-name="ro1">
          <table:table-cell office:value-type="float" office:value="0.16702" table:style-name="ce1">
            <text:p>0,16702</text:p>
          </table:table-cell>
          <table:table-cell office:value-type="float" office:value="7.9000000000000008E-3" table:style-name="ce1">
            <text:p>0,007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282000000000001" table:formula="of:=[.A42]+([.B42]*[.C42])" table:style-name="ce1">
            <text:p>0,18282</text:p>
          </table:table-cell>
          <table:table-cell office:value-type="float" office:value="0.15121999999999999" table:formula="of:=[.A42]-([.B42]*[.C42])" table:style-name="ce1">
            <text:p>0,15122</text:p>
          </table:table-cell>
          <table:table-cell table:number-columns-repeated="16378"/>
        </table:table-row>
        <table:table-row table:style-name="ro1">
          <table:table-cell office:value-type="float" office:value="0.16699" table:style-name="ce1">
            <text:p>0,16699</text:p>
          </table:table-cell>
          <table:table-cell office:value-type="float" office:value="7.8700000000000003E-3" table:style-name="ce1">
            <text:p>0,0078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273" table:formula="of:=[.A43]+([.B43]*[.C43])" table:style-name="ce1">
            <text:p>0,18273</text:p>
          </table:table-cell>
          <table:table-cell office:value-type="float" office:value="0.15125" table:formula="of:=[.A43]-([.B43]*[.C43])" table:style-name="ce1">
            <text:p>0,15125</text:p>
          </table:table-cell>
          <table:table-cell table:number-columns-repeated="16378"/>
        </table:table-row>
        <table:table-row table:style-name="ro1">
          <table:table-cell office:value-type="float" office:value="0.16699" table:style-name="ce1">
            <text:p>0,16699</text:p>
          </table:table-cell>
          <table:table-cell office:value-type="float" office:value="7.8300000000000002E-3" table:style-name="ce1">
            <text:p>0,0078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265000000000001" table:formula="of:=[.A44]+([.B44]*[.C44])" table:style-name="ce1">
            <text:p>0,18265</text:p>
          </table:table-cell>
          <table:table-cell office:value-type="float" office:value="0.15132999999999999" table:formula="of:=[.A44]-([.B44]*[.C44])" table:style-name="ce1">
            <text:p>0,15133</text:p>
          </table:table-cell>
          <table:table-cell table:number-columns-repeated="16378"/>
        </table:table-row>
        <table:table-row table:style-name="ro1">
          <table:table-cell office:value-type="float" office:value="0.16697999999999999" table:style-name="ce1">
            <text:p>0,16698</text:p>
          </table:table-cell>
          <table:table-cell office:value-type="float" office:value="7.79E-3" table:style-name="ce1">
            <text:p>0,0077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256" table:formula="of:=[.A45]+([.B45]*[.C45])" table:style-name="ce1">
            <text:p>0,18256</text:p>
          </table:table-cell>
          <table:table-cell office:value-type="float" office:value="0.15139999999999998" table:formula="of:=[.A45]-([.B45]*[.C45])" table:style-name="ce1">
            <text:p>0,1514</text:p>
          </table:table-cell>
          <table:table-cell table:number-columns-repeated="16378"/>
        </table:table-row>
        <table:table-row table:style-name="ro1">
          <table:table-cell office:value-type="float" office:value="0.16699" table:style-name="ce1">
            <text:p>0,16699</text:p>
          </table:table-cell>
          <table:table-cell office:value-type="float" office:value="7.7799999999999996E-3" table:style-name="ce1">
            <text:p>0,0077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254999999999999" table:formula="of:=[.A46]+([.B46]*[.C46])" table:style-name="ce1">
            <text:p>0,18255</text:p>
          </table:table-cell>
          <table:table-cell office:value-type="float" office:value="0.15143000000000001" table:formula="of:=[.A46]-([.B46]*[.C46])" table:style-name="ce1">
            <text:p>0,15143</text:p>
          </table:table-cell>
          <table:table-cell table:number-columns-repeated="16378"/>
        </table:table-row>
        <table:table-row table:style-name="ro1">
          <table:table-cell office:value-type="float" office:value="0.16700000000000001" table:style-name="ce1">
            <text:p>0,167</text:p>
          </table:table-cell>
          <table:table-cell office:value-type="float" office:value="7.7600000000000004E-3" table:style-name="ce1">
            <text:p>0,0077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252000000000002" table:formula="of:=[.A47]+([.B47]*[.C47])" table:style-name="ce1">
            <text:p>0,18252</text:p>
          </table:table-cell>
          <table:table-cell office:value-type="float" office:value="0.15148" table:formula="of:=[.A47]-([.B47]*[.C47])" table:style-name="ce1">
            <text:p>0,15148</text:p>
          </table:table-cell>
          <table:table-cell table:number-columns-repeated="16378"/>
        </table:table-row>
        <table:table-row table:style-name="ro1">
          <table:table-cell office:value-type="float" office:value="0.16697000000000001" table:style-name="ce1">
            <text:p>0,16697</text:p>
          </table:table-cell>
          <table:table-cell office:value-type="float" office:value="7.7400000000000004E-3" table:style-name="ce1">
            <text:p>0,0077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245" table:formula="of:=[.A48]+([.B48]*[.C48])" table:style-name="ce1">
            <text:p>0,18245</text:p>
          </table:table-cell>
          <table:table-cell office:value-type="float" office:value="0.15149000000000001" table:formula="of:=[.A48]-([.B48]*[.C48])" table:style-name="ce1">
            <text:p>0,15149</text:p>
          </table:table-cell>
          <table:table-cell table:number-columns-repeated="16378"/>
        </table:table-row>
        <table:table-row table:style-name="ro1">
          <table:table-cell office:value-type="float" office:value="0.16699" table:style-name="ce1">
            <text:p>0,16699</text:p>
          </table:table-cell>
          <table:table-cell office:value-type="float" office:value="7.7200000000000003E-3" table:style-name="ce1">
            <text:p>0,0077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243000000000001" table:formula="of:=[.A49]+([.B49]*[.C49])" table:style-name="ce1">
            <text:p>0,18243</text:p>
          </table:table-cell>
          <table:table-cell office:value-type="float" office:value="0.15154999999999999" table:formula="of:=[.A49]-([.B49]*[.C49])" table:style-name="ce1">
            <text:p>0,15155</text:p>
          </table:table-cell>
          <table:table-cell table:number-columns-repeated="16378"/>
        </table:table-row>
        <table:table-row table:style-name="ro1">
          <table:table-cell office:value-type="float" office:value="0.16697999999999999" table:style-name="ce1">
            <text:p>0,16698</text:p>
          </table:table-cell>
          <table:table-cell office:value-type="float" office:value="7.7299999999999999E-3" table:style-name="ce1">
            <text:p>0,0077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243999999999999" table:formula="of:=[.A50]+([.B50]*[.C50])" table:style-name="ce1">
            <text:p>0,18244</text:p>
          </table:table-cell>
          <table:table-cell office:value-type="float" office:value="0.15151999999999999" table:formula="of:=[.A50]-([.B50]*[.C50])" table:style-name="ce1">
            <text:p>0,15152</text:p>
          </table:table-cell>
          <table:table-cell table:number-columns-repeated="16378"/>
        </table:table-row>
        <table:table-row table:style-name="ro1">
          <table:table-cell office:value-type="float" office:value="0.16700000000000001" table:style-name="ce1">
            <text:p>0,167</text:p>
          </table:table-cell>
          <table:table-cell office:value-type="float" office:value="7.7299999999999999E-3" table:style-name="ce1">
            <text:p>0,0077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246000000000001" table:formula="of:=[.A51]+([.B51]*[.C51])" table:style-name="ce1">
            <text:p>0,18246</text:p>
          </table:table-cell>
          <table:table-cell office:value-type="float" office:value="0.15154000000000001" table:formula="of:=[.A51]-([.B51]*[.C51])" table:style-name="ce1">
            <text:p>0,15154</text:p>
          </table:table-cell>
          <table:table-cell table:number-columns-repeated="16378"/>
        </table:table-row>
        <table:table-row table:style-name="ro1">
          <table:table-cell office:value-type="float" office:value="0.16697999999999999" table:style-name="ce1">
            <text:p>0,16698</text:p>
          </table:table-cell>
          <table:table-cell office:value-type="float" office:value="7.7299999999999999E-3" table:style-name="ce1">
            <text:p>0,0077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243999999999999" table:formula="of:=[.A52]+([.B52]*[.C52])" table:style-name="ce1">
            <text:p>0,18244</text:p>
          </table:table-cell>
          <table:table-cell office:value-type="float" office:value="0.15151999999999999" table:formula="of:=[.A52]-([.B52]*[.C52])" table:style-name="ce1">
            <text:p>0,15152</text:p>
          </table:table-cell>
          <table:table-cell table:number-columns-repeated="16378"/>
        </table:table-row>
        <table:table-row table:style-name="ro1">
          <table:table-cell office:value-type="float" office:value="0.16697000000000001" table:style-name="ce1">
            <text:p>0,16697</text:p>
          </table:table-cell>
          <table:table-cell office:value-type="float" office:value="7.7400000000000004E-3" table:style-name="ce1">
            <text:p>0,0077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245" table:formula="of:=[.A53]+([.B53]*[.C53])" table:style-name="ce1">
            <text:p>0,18245</text:p>
          </table:table-cell>
          <table:table-cell office:value-type="float" office:value="0.15149000000000001" table:formula="of:=[.A53]-([.B53]*[.C53])" table:style-name="ce1">
            <text:p>0,15149</text:p>
          </table:table-cell>
          <table:table-cell table:number-columns-repeated="16378"/>
        </table:table-row>
        <table:table-row table:style-name="ro1">
          <table:table-cell office:value-type="float" office:value="0.16697000000000001" table:style-name="ce1">
            <text:p>0,16697</text:p>
          </table:table-cell>
          <table:table-cell office:value-type="float" office:value="7.7400000000000004E-3" table:style-name="ce1">
            <text:p>0,0077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245" table:formula="of:=[.A54]+([.B54]*[.C54])" table:style-name="ce1">
            <text:p>0,18245</text:p>
          </table:table-cell>
          <table:table-cell office:value-type="float" office:value="0.15149000000000001" table:formula="of:=[.A54]-([.B54]*[.C54])" table:style-name="ce1">
            <text:p>0,15149</text:p>
          </table:table-cell>
          <table:table-cell table:number-columns-repeated="16378"/>
        </table:table-row>
        <table:table-row table:style-name="ro1">
          <table:table-cell office:value-type="float" office:value="0.16696" table:style-name="ce1">
            <text:p>0,16696</text:p>
          </table:table-cell>
          <table:table-cell office:value-type="float" office:value="7.79E-3" table:style-name="ce1">
            <text:p>0,0077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254000000000001" table:formula="of:=[.A55]+([.B55]*[.C55])" table:style-name="ce1">
            <text:p>0,18254</text:p>
          </table:table-cell>
          <table:table-cell office:value-type="float" office:value="0.15137999999999999" table:formula="of:=[.A55]-([.B55]*[.C55])" table:style-name="ce1">
            <text:p>0,15138</text:p>
          </table:table-cell>
          <table:table-cell table:number-columns-repeated="16378"/>
        </table:table-row>
        <table:table-row table:style-name="ro1">
          <table:table-cell office:value-type="float" office:value="0.16697000000000001" table:style-name="ce1">
            <text:p>0,16697</text:p>
          </table:table-cell>
          <table:table-cell office:value-type="float" office:value="7.79E-3" table:style-name="ce1">
            <text:p>0,0077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255000000000002" table:formula="of:=[.A56]+([.B56]*[.C56])" table:style-name="ce1">
            <text:p>0,18255</text:p>
          </table:table-cell>
          <table:table-cell office:value-type="float" office:value="0.15139" table:formula="of:=[.A56]-([.B56]*[.C56])" table:style-name="ce1">
            <text:p>0,15139</text:p>
          </table:table-cell>
          <table:table-cell table:number-columns-repeated="16378"/>
        </table:table-row>
        <table:table-row table:style-name="ro1">
          <table:table-cell office:value-type="float" office:value="0.16697999999999999" table:style-name="ce1">
            <text:p>0,16698</text:p>
          </table:table-cell>
          <table:table-cell office:value-type="float" office:value="7.8200000000000006E-3" table:style-name="ce1">
            <text:p>0,0078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262" table:formula="of:=[.A57]+([.B57]*[.C57])" table:style-name="ce1">
            <text:p>0,18262</text:p>
          </table:table-cell>
          <table:table-cell office:value-type="float" office:value="0.15133999999999997" table:formula="of:=[.A57]-([.B57]*[.C57])" table:style-name="ce1">
            <text:p>0,15134</text:p>
          </table:table-cell>
          <table:table-cell table:number-columns-repeated="16378"/>
        </table:table-row>
        <table:table-row table:style-name="ro1">
          <table:table-cell office:value-type="float" office:value="0.16694999999999999" table:style-name="ce1">
            <text:p>0,16695</text:p>
          </table:table-cell>
          <table:table-cell office:value-type="float" office:value="7.8499999999999993E-3" table:style-name="ce1">
            <text:p>0,0078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264999999999998" table:formula="of:=[.A58]+([.B58]*[.C58])" table:style-name="ce1">
            <text:p>0,18265</text:p>
          </table:table-cell>
          <table:table-cell office:value-type="float" office:value="0.15125" table:formula="of:=[.A58]-([.B58]*[.C58])" table:style-name="ce1">
            <text:p>0,15125</text:p>
          </table:table-cell>
          <table:table-cell table:number-columns-repeated="16378"/>
        </table:table-row>
        <table:table-row table:style-name="ro1">
          <table:table-cell office:value-type="float" office:value="0.16694999999999999" table:style-name="ce1">
            <text:p>0,16695</text:p>
          </table:table-cell>
          <table:table-cell office:value-type="float" office:value="7.8700000000000003E-3" table:style-name="ce1">
            <text:p>0,0078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268999999999999" table:formula="of:=[.A59]+([.B59]*[.C59])" table:style-name="ce1">
            <text:p>0,18269</text:p>
          </table:table-cell>
          <table:table-cell office:value-type="float" office:value="0.15120999999999998" table:formula="of:=[.A59]-([.B59]*[.C59])" table:style-name="ce1">
            <text:p>0,15121</text:p>
          </table:table-cell>
          <table:table-cell table:number-columns-repeated="16378"/>
        </table:table-row>
        <table:table-row table:style-name="ro1">
          <table:table-cell office:value-type="float" office:value="0.16694000000000001" table:style-name="ce1">
            <text:p>0,16694</text:p>
          </table:table-cell>
          <table:table-cell office:value-type="float" office:value="7.9000000000000008E-3" table:style-name="ce1">
            <text:p>0,007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274000000000001" table:formula="of:=[.A60]+([.B60]*[.C60])" table:style-name="ce1">
            <text:p>0,18274</text:p>
          </table:table-cell>
          <table:table-cell office:value-type="float" office:value="0.15114" table:formula="of:=[.A60]-([.B60]*[.C60])" table:style-name="ce1">
            <text:p>0,15114</text:p>
          </table:table-cell>
          <table:table-cell table:number-columns-repeated="16378"/>
        </table:table-row>
        <table:table-row table:style-name="ro1">
          <table:table-cell office:value-type="float" office:value="0.16696" table:style-name="ce1">
            <text:p>0,16696</text:p>
          </table:table-cell>
          <table:table-cell office:value-type="float" office:value="7.92E-3" table:style-name="ce1">
            <text:p>0,0079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279999999999999" table:formula="of:=[.A61]+([.B61]*[.C61])" table:style-name="ce1">
            <text:p>0,1828</text:p>
          </table:table-cell>
          <table:table-cell office:value-type="float" office:value="0.15112" table:formula="of:=[.A61]-([.B61]*[.C61])" table:style-name="ce1">
            <text:p>0,15112</text:p>
          </table:table-cell>
          <table:table-cell table:number-columns-repeated="16378"/>
        </table:table-row>
        <table:table-row table:style-name="ro1">
          <table:table-cell office:value-type="float" office:value="0.16696" table:style-name="ce1">
            <text:p>0,16696</text:p>
          </table:table-cell>
          <table:table-cell office:value-type="float" office:value="7.9699999999999997E-3" table:style-name="ce1">
            <text:p>0,0079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290000000000001" table:formula="of:=[.A62]+([.B62]*[.C62])" table:style-name="ce1">
            <text:p>0,1829</text:p>
          </table:table-cell>
          <table:table-cell office:value-type="float" office:value="0.15101999999999999" table:formula="of:=[.A62]-([.B62]*[.C62])" table:style-name="ce1">
            <text:p>0,15102</text:p>
          </table:table-cell>
          <table:table-cell table:number-columns-repeated="16378"/>
        </table:table-row>
        <table:table-row table:style-name="ro1">
          <table:table-cell office:value-type="float" office:value="0.16693" table:style-name="ce1">
            <text:p>0,16693</text:p>
          </table:table-cell>
          <table:table-cell office:value-type="float" office:value="7.9799999999999992E-3" table:style-name="ce1">
            <text:p>0,0079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289" table:formula="of:=[.A63]+([.B63]*[.C63])" table:style-name="ce1">
            <text:p>0,18289</text:p>
          </table:table-cell>
          <table:table-cell office:value-type="float" office:value="0.15096999999999999" table:formula="of:=[.A63]-([.B63]*[.C63])" table:style-name="ce1">
            <text:p>0,15097</text:p>
          </table:table-cell>
          <table:table-cell table:number-columns-repeated="16378"/>
        </table:table-row>
        <table:table-row table:style-name="ro1">
          <table:table-cell office:value-type="float" office:value="0.16697000000000001" table:style-name="ce1">
            <text:p>0,16697</text:p>
          </table:table-cell>
          <table:table-cell office:value-type="float" office:value="8.0300000000000007E-3" table:style-name="ce1">
            <text:p>0,0080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303" table:formula="of:=[.A64]+([.B64]*[.C64])" table:style-name="ce1">
            <text:p>0,18303</text:p>
          </table:table-cell>
          <table:table-cell office:value-type="float" office:value="0.15091000000000002" table:formula="of:=[.A64]-([.B64]*[.C64])" table:style-name="ce1">
            <text:p>0,15091</text:p>
          </table:table-cell>
          <table:table-cell table:number-columns-repeated="16378"/>
        </table:table-row>
        <table:table-row table:style-name="ro1">
          <table:table-cell office:value-type="float" office:value="0.16692000000000001" table:style-name="ce1">
            <text:p>0,16692</text:p>
          </table:table-cell>
          <table:table-cell office:value-type="float" office:value="8.0800000000000004E-3" table:style-name="ce1">
            <text:p>0,0080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308000000000002" table:formula="of:=[.A65]+([.B65]*[.C65])" table:style-name="ce1">
            <text:p>0,18308</text:p>
          </table:table-cell>
          <table:table-cell office:value-type="float" office:value="0.15076000000000001" table:formula="of:=[.A65]-([.B65]*[.C65])" table:style-name="ce1">
            <text:p>0,15076</text:p>
          </table:table-cell>
          <table:table-cell table:number-columns-repeated="16378"/>
        </table:table-row>
        <table:table-row table:style-name="ro1">
          <table:table-cell office:value-type="float" office:value="0.16694999999999999" table:style-name="ce1">
            <text:p>0,16695</text:p>
          </table:table-cell>
          <table:table-cell office:value-type="float" office:value="8.1300000000000001E-3" table:style-name="ce1">
            <text:p>0,0081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320999999999998" table:formula="of:=[.A66]+([.B66]*[.C66])" table:style-name="ce1">
            <text:p>0,18321</text:p>
          </table:table-cell>
          <table:table-cell office:value-type="float" office:value="0.15068999999999999" table:formula="of:=[.A66]-([.B66]*[.C66])" table:style-name="ce1">
            <text:p>0,15069</text:p>
          </table:table-cell>
          <table:table-cell table:number-columns-repeated="16378"/>
        </table:table-row>
        <table:table-row table:style-name="ro1">
          <table:table-cell office:value-type="float" office:value="0.16692000000000001" table:style-name="ce1">
            <text:p>0,16692</text:p>
          </table:table-cell>
          <table:table-cell office:value-type="float" office:value="8.1300000000000001E-3" table:style-name="ce1">
            <text:p>0,0081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318000000000001" table:formula="of:=[.A67]+([.B67]*[.C67])" table:style-name="ce1">
            <text:p>0,18318</text:p>
          </table:table-cell>
          <table:table-cell office:value-type="float" office:value="0.15066000000000002" table:formula="of:=[.A67]-([.B67]*[.C67])" table:style-name="ce1">
            <text:p>0,15066</text:p>
          </table:table-cell>
          <table:table-cell table:number-columns-repeated="16378"/>
        </table:table-row>
        <table:table-row table:style-name="ro1">
          <table:table-cell office:value-type="float" office:value="0.16689999999999999" table:style-name="ce1">
            <text:p>0,1669</text:p>
          </table:table-cell>
          <table:table-cell office:value-type="float" office:value="8.1899999999999994E-3" table:style-name="ce1">
            <text:p>0,0081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328" table:formula="of:=[.A68]+([.B68]*[.C68])" table:style-name="ce1">
            <text:p>0,18328</text:p>
          </table:table-cell>
          <table:table-cell office:value-type="float" office:value="0.15051999999999999" table:formula="of:=[.A68]-([.B68]*[.C68])" table:style-name="ce1">
            <text:p>0,15052</text:p>
          </table:table-cell>
          <table:table-cell table:number-columns-repeated="16378"/>
        </table:table-row>
        <table:table-row table:style-name="ro1">
          <table:table-cell office:value-type="float" office:value="0.16689999999999999" table:style-name="ce1">
            <text:p>0,1669</text:p>
          </table:table-cell>
          <table:table-cell office:value-type="float" office:value="8.2400000000000008E-3" table:style-name="ce1">
            <text:p>0,0082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337999999999999" table:formula="of:=[.A69]+([.B69]*[.C69])" table:style-name="ce1">
            <text:p>0,18338</text:p>
          </table:table-cell>
          <table:table-cell office:value-type="float" office:value="0.15042" table:formula="of:=[.A69]-([.B69]*[.C69])" table:style-name="ce1">
            <text:p>0,15042</text:p>
          </table:table-cell>
          <table:table-cell table:number-columns-repeated="16378"/>
        </table:table-row>
        <table:table-row table:style-name="ro1">
          <table:table-cell office:value-type="float" office:value="0.16689000000000001" table:style-name="ce1">
            <text:p>0,16689</text:p>
          </table:table-cell>
          <table:table-cell office:value-type="float" office:value="8.26E-3" table:style-name="ce1">
            <text:p>0,0082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341000000000002" table:formula="of:=[.A70]+([.B70]*[.C70])" table:style-name="ce1">
            <text:p>0,18341</text:p>
          </table:table-cell>
          <table:table-cell office:value-type="float" office:value="0.15037" table:formula="of:=[.A70]-([.B70]*[.C70])" table:style-name="ce1">
            <text:p>0,15037</text:p>
          </table:table-cell>
          <table:table-cell table:number-columns-repeated="16378"/>
        </table:table-row>
        <table:table-row table:style-name="ro1">
          <table:table-cell office:value-type="float" office:value="0.16692000000000001" table:style-name="ce1">
            <text:p>0,16692</text:p>
          </table:table-cell>
          <table:table-cell office:value-type="float" office:value="8.3000000000000001E-3" table:style-name="ce1">
            <text:p>0,008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352000000000002" table:formula="of:=[.A71]+([.B71]*[.C71])" table:style-name="ce1">
            <text:p>0,18352</text:p>
          </table:table-cell>
          <table:table-cell office:value-type="float" office:value="0.15032000000000001" table:formula="of:=[.A71]-([.B71]*[.C71])" table:style-name="ce1">
            <text:p>0,15032</text:p>
          </table:table-cell>
          <table:table-cell table:number-columns-repeated="16378"/>
        </table:table-row>
        <table:table-row table:style-name="ro1">
          <table:table-cell office:value-type="float" office:value="0.16689999999999999" table:style-name="ce1">
            <text:p>0,1669</text:p>
          </table:table-cell>
          <table:table-cell office:value-type="float" office:value="8.3499999999999998E-3" table:style-name="ce1">
            <text:p>0,0083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359999999999999" table:formula="of:=[.A72]+([.B72]*[.C72])" table:style-name="ce1">
            <text:p>0,1836</text:p>
          </table:table-cell>
          <table:table-cell office:value-type="float" office:value="0.1502" table:formula="of:=[.A72]-([.B72]*[.C72])" table:style-name="ce1">
            <text:p>0,1502</text:p>
          </table:table-cell>
          <table:table-cell table:number-columns-repeated="16378"/>
        </table:table-row>
        <table:table-row table:style-name="ro1">
          <table:table-cell office:value-type="float" office:value="0.16689999999999999" table:style-name="ce1">
            <text:p>0,1669</text:p>
          </table:table-cell>
          <table:table-cell office:value-type="float" office:value="8.3700000000000007E-3" table:style-name="ce1">
            <text:p>0,0083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364" table:formula="of:=[.A73]+([.B73]*[.C73])" table:style-name="ce1">
            <text:p>0,18364</text:p>
          </table:table-cell>
          <table:table-cell office:value-type="float" office:value="0.15015999999999999" table:formula="of:=[.A73]-([.B73]*[.C73])" table:style-name="ce1">
            <text:p>0,15016</text:p>
          </table:table-cell>
          <table:table-cell table:number-columns-repeated="16378"/>
        </table:table-row>
        <table:table-row table:style-name="ro1">
          <table:table-cell office:value-type="float" office:value="0.16689999999999999" table:style-name="ce1">
            <text:p>0,1669</text:p>
          </table:table-cell>
          <table:table-cell office:value-type="float" office:value="8.43E-3" table:style-name="ce1">
            <text:p>0,0084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375999999999998" table:formula="of:=[.A74]+([.B74]*[.C74])" table:style-name="ce1">
            <text:p>0,18376</text:p>
          </table:table-cell>
          <table:table-cell office:value-type="float" office:value="0.15004000000000001" table:formula="of:=[.A74]-([.B74]*[.C74])" table:style-name="ce1">
            <text:p>0,15004</text:p>
          </table:table-cell>
          <table:table-cell table:number-columns-repeated="16378"/>
        </table:table-row>
        <table:table-row table:style-name="ro1">
          <table:table-cell office:value-type="float" office:value="0.16689999999999999" table:style-name="ce1">
            <text:p>0,1669</text:p>
          </table:table-cell>
          <table:table-cell office:value-type="float" office:value="8.4799999999999997E-3" table:style-name="ce1">
            <text:p>0,0084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386" table:formula="of:=[.A75]+([.B75]*[.C75])" table:style-name="ce1">
            <text:p>0,18386</text:p>
          </table:table-cell>
          <table:table-cell office:value-type="float" office:value="0.14993999999999999" table:formula="of:=[.A75]-([.B75]*[.C75])" table:style-name="ce1">
            <text:p>0,14994</text:p>
          </table:table-cell>
          <table:table-cell table:number-columns-repeated="16378"/>
        </table:table-row>
        <table:table-row table:style-name="ro1">
          <table:table-cell office:value-type="float" office:value="0.16689999999999999" table:style-name="ce1">
            <text:p>0,1669</text:p>
          </table:table-cell>
          <table:table-cell office:value-type="float" office:value="8.5100000000000002E-3" table:style-name="ce1">
            <text:p>0,0085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392" table:formula="of:=[.A76]+([.B76]*[.C76])" table:style-name="ce1">
            <text:p>0,18392</text:p>
          </table:table-cell>
          <table:table-cell office:value-type="float" office:value="0.14987999999999999" table:formula="of:=[.A76]-([.B76]*[.C76])" table:style-name="ce1">
            <text:p>0,14988</text:p>
          </table:table-cell>
          <table:table-cell table:number-columns-repeated="16378"/>
        </table:table-row>
        <table:table-row table:style-name="ro1">
          <table:table-cell office:value-type="float" office:value="0.16689999999999999" table:style-name="ce1">
            <text:p>0,1669</text:p>
          </table:table-cell>
          <table:table-cell office:value-type="float" office:value="8.5400000000000007E-3" table:style-name="ce1">
            <text:p>0,0085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398" table:formula="of:=[.A77]+([.B77]*[.C77])" table:style-name="ce1">
            <text:p>0,18398</text:p>
          </table:table-cell>
          <table:table-cell office:value-type="float" office:value="0.14981999999999998" table:formula="of:=[.A77]-([.B77]*[.C77])" table:style-name="ce1">
            <text:p>0,14982</text:p>
          </table:table-cell>
          <table:table-cell table:number-columns-repeated="16378"/>
        </table:table-row>
        <table:table-row table:style-name="ro1">
          <table:table-cell office:value-type="float" office:value="0.16689999999999999" table:style-name="ce1">
            <text:p>0,1669</text:p>
          </table:table-cell>
          <table:table-cell office:value-type="float" office:value="8.5900000000000004E-3" table:style-name="ce1">
            <text:p>0,0085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407999999999999" table:formula="of:=[.A78]+([.B78]*[.C78])" table:style-name="ce1">
            <text:p>0,18408</text:p>
          </table:table-cell>
          <table:table-cell office:value-type="float" office:value="0.14971999999999999" table:formula="of:=[.A78]-([.B78]*[.C78])" table:style-name="ce1">
            <text:p>0,14972</text:p>
          </table:table-cell>
          <table:table-cell table:number-columns-repeated="16378"/>
        </table:table-row>
        <table:table-row table:style-name="ro1">
          <table:table-cell office:value-type="float" office:value="0.16689999999999999" table:style-name="ce1">
            <text:p>0,1669</text:p>
          </table:table-cell>
          <table:table-cell office:value-type="float" office:value="8.6499999999999997E-3" table:style-name="ce1">
            <text:p>0,0086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42" table:formula="of:=[.A79]+([.B79]*[.C79])" table:style-name="ce1">
            <text:p>0,1842</text:p>
          </table:table-cell>
          <table:table-cell office:value-type="float" office:value="0.14959999999999998" table:formula="of:=[.A79]-([.B79]*[.C79])" table:style-name="ce1">
            <text:p>0,1496</text:p>
          </table:table-cell>
          <table:table-cell table:number-columns-repeated="16378"/>
        </table:table-row>
        <table:table-row table:style-name="ro1">
          <table:table-cell office:value-type="float" office:value="0.16689999999999999" table:style-name="ce1">
            <text:p>0,1669</text:p>
          </table:table-cell>
          <table:table-cell office:value-type="float" office:value="8.6499999999999997E-3" table:style-name="ce1">
            <text:p>0,0086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42" table:formula="of:=[.A80]+([.B80]*[.C80])" table:style-name="ce1">
            <text:p>0,1842</text:p>
          </table:table-cell>
          <table:table-cell office:value-type="float" office:value="0.14959999999999998" table:formula="of:=[.A80]-([.B80]*[.C80])" table:style-name="ce1">
            <text:p>0,1496</text:p>
          </table:table-cell>
          <table:table-cell table:number-columns-repeated="16378"/>
        </table:table-row>
        <table:table-row table:style-name="ro1">
          <table:table-cell office:value-type="float" office:value="0.16689999999999999" table:style-name="ce1">
            <text:p>0,1669</text:p>
          </table:table-cell>
          <table:table-cell office:value-type="float" office:value="8.7100000000000007E-3" table:style-name="ce1">
            <text:p>0,0087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431999999999998" table:formula="of:=[.A81]+([.B81]*[.C81])" table:style-name="ce1">
            <text:p>0,18432</text:p>
          </table:table-cell>
          <table:table-cell office:value-type="float" office:value="0.14948" table:formula="of:=[.A81]-([.B81]*[.C81])" table:style-name="ce1">
            <text:p>0,14948</text:p>
          </table:table-cell>
          <table:table-cell table:number-columns-repeated="16378"/>
        </table:table-row>
        <table:table-row table:style-name="ro1">
          <table:table-cell office:value-type="float" office:value="0.16689999999999999" table:style-name="ce1">
            <text:p>0,1669</text:p>
          </table:table-cell>
          <table:table-cell office:value-type="float" office:value="8.7600000000000004E-3" table:style-name="ce1">
            <text:p>0,0087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442" table:formula="of:=[.A82]+([.B82]*[.C82])" table:style-name="ce1">
            <text:p>0,18442</text:p>
          </table:table-cell>
          <table:table-cell office:value-type="float" office:value="0.14937999999999999" table:formula="of:=[.A82]-([.B82]*[.C82])" table:style-name="ce1">
            <text:p>0,14938</text:p>
          </table:table-cell>
          <table:table-cell table:number-columns-repeated="16378"/>
        </table:table-row>
        <table:table-row table:style-name="ro1">
          <table:table-cell office:value-type="float" office:value="0.16689999999999999" table:style-name="ce1">
            <text:p>0,1669</text:p>
          </table:table-cell>
          <table:table-cell office:value-type="float" office:value="8.7899999999999992E-3" table:style-name="ce1">
            <text:p>0,0087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447999999999998" table:formula="of:=[.A83]+([.B83]*[.C83])" table:style-name="ce1">
            <text:p>0,18448</text:p>
          </table:table-cell>
          <table:table-cell office:value-type="float" office:value="0.14932000000000001" table:formula="of:=[.A83]-([.B83]*[.C83])" table:style-name="ce1">
            <text:p>0,14932</text:p>
          </table:table-cell>
          <table:table-cell table:number-columns-repeated="16378"/>
        </table:table-row>
        <table:table-row table:style-name="ro1">
          <table:table-cell office:value-type="float" office:value="0.16689999999999999" table:style-name="ce1">
            <text:p>0,1669</text:p>
          </table:table-cell>
          <table:table-cell office:value-type="float" office:value="8.8199999999999997E-3" table:style-name="ce1">
            <text:p>0,0088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453999999999998" table:formula="of:=[.A84]+([.B84]*[.C84])" table:style-name="ce1">
            <text:p>0,18454</text:p>
          </table:table-cell>
          <table:table-cell office:value-type="float" office:value="0.14926" table:formula="of:=[.A84]-([.B84]*[.C84])" table:style-name="ce1">
            <text:p>0,14926</text:p>
          </table:table-cell>
          <table:table-cell table:number-columns-repeated="16378"/>
        </table:table-row>
        <table:table-row table:style-name="ro1">
          <table:table-cell office:value-type="float" office:value="0.1668" table:style-name="ce1">
            <text:p>0,1668</text:p>
          </table:table-cell>
          <table:table-cell office:value-type="float" office:value="8.8800000000000007E-3" table:style-name="ce1">
            <text:p>0,0088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456" table:formula="of:=[.A85]+([.B85]*[.C85])" table:style-name="ce1">
            <text:p>0,18456</text:p>
          </table:table-cell>
          <table:table-cell office:value-type="float" office:value="0.14904000000000001" table:formula="of:=[.A85]-([.B85]*[.C85])" table:style-name="ce1">
            <text:p>0,14904</text:p>
          </table:table-cell>
          <table:table-cell table:number-columns-repeated="16378"/>
        </table:table-row>
        <table:table-row table:style-name="ro1">
          <table:table-cell office:value-type="float" office:value="0.16689999999999999" table:style-name="ce1">
            <text:p>0,1669</text:p>
          </table:table-cell>
          <table:table-cell office:value-type="float" office:value="8.8999999999999999E-3" table:style-name="ce1">
            <text:p>0,008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47" table:formula="of:=[.A86]+([.B86]*[.C86])" table:style-name="ce1">
            <text:p>0,1847</text:p>
          </table:table-cell>
          <table:table-cell office:value-type="float" office:value="0.14909999999999998" table:formula="of:=[.A86]-([.B86]*[.C86])" table:style-name="ce1">
            <text:p>0,1491</text:p>
          </table:table-cell>
          <table:table-cell table:number-columns-repeated="16378"/>
        </table:table-row>
        <table:table-row table:style-name="ro1">
          <table:table-cell office:value-type="float" office:value="0.16689999999999999" table:style-name="ce1">
            <text:p>0,1669</text:p>
          </table:table-cell>
          <table:table-cell office:value-type="float" office:value="8.94E-3" table:style-name="ce1">
            <text:p>0,0089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478" table:formula="of:=[.A87]+([.B87]*[.C87])" table:style-name="ce1">
            <text:p>0,18478</text:p>
          </table:table-cell>
          <table:table-cell office:value-type="float" office:value="0.14901999999999999" table:formula="of:=[.A87]-([.B87]*[.C87])" table:style-name="ce1">
            <text:p>0,14902</text:p>
          </table:table-cell>
          <table:table-cell table:number-columns-repeated="16378"/>
        </table:table-row>
        <table:table-row table:style-name="ro1">
          <table:table-cell office:value-type="float" office:value="0.16689999999999999" table:style-name="ce1">
            <text:p>0,1669</text:p>
          </table:table-cell>
          <table:table-cell office:value-type="float" office:value="8.9899999999999997E-3" table:style-name="ce1">
            <text:p>0,0089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487999999999999" table:formula="of:=[.A88]+([.B88]*[.C88])" table:style-name="ce1">
            <text:p>0,18488</text:p>
          </table:table-cell>
          <table:table-cell office:value-type="float" office:value="0.14892" table:formula="of:=[.A88]-([.B88]*[.C88])" table:style-name="ce1">
            <text:p>0,14892</text:p>
          </table:table-cell>
          <table:table-cell table:number-columns-repeated="16378"/>
        </table:table-row>
        <table:table-row table:style-name="ro1">
          <table:table-cell office:value-type="float" office:value="0.1668" table:style-name="ce1">
            <text:p>0,1668</text:p>
          </table:table-cell>
          <table:table-cell office:value-type="float" office:value="9.0200000000000002E-3" table:style-name="ce1">
            <text:p>0,0090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484" table:formula="of:=[.A89]+([.B89]*[.C89])" table:style-name="ce1">
            <text:p>0,18484</text:p>
          </table:table-cell>
          <table:table-cell office:value-type="float" office:value="0.14876" table:formula="of:=[.A89]-([.B89]*[.C89])" table:style-name="ce1">
            <text:p>0,14876</text:p>
          </table:table-cell>
          <table:table-cell table:number-columns-repeated="16378"/>
        </table:table-row>
        <table:table-row table:style-name="ro1">
          <table:table-cell office:value-type="float" office:value="0.1668" table:style-name="ce1">
            <text:p>0,1668</text:p>
          </table:table-cell>
          <table:table-cell office:value-type="float" office:value="9.0500000000000008E-3" table:style-name="ce1">
            <text:p>0,0090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490000000000001" table:formula="of:=[.A90]+([.B90]*[.C90])" table:style-name="ce1">
            <text:p>0,1849</text:p>
          </table:table-cell>
          <table:table-cell office:value-type="float" office:value="0.1487" table:formula="of:=[.A90]-([.B90]*[.C90])" table:style-name="ce1">
            <text:p>0,1487</text:p>
          </table:table-cell>
          <table:table-cell table:number-columns-repeated="16378"/>
        </table:table-row>
        <table:table-row table:style-name="ro1">
          <table:table-cell office:value-type="float" office:value="0.1668" table:style-name="ce1">
            <text:p>0,1668</text:p>
          </table:table-cell>
          <table:table-cell office:value-type="float" office:value="9.0799999999999995E-3" table:style-name="ce1">
            <text:p>0,0090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496000000000001" table:formula="of:=[.A91]+([.B91]*[.C91])" table:style-name="ce1">
            <text:p>0,18496</text:p>
          </table:table-cell>
          <table:table-cell office:value-type="float" office:value="0.14863999999999999" table:formula="of:=[.A91]-([.B91]*[.C91])" table:style-name="ce1">
            <text:p>0,14864</text:p>
          </table:table-cell>
          <table:table-cell table:number-columns-repeated="16378"/>
        </table:table-row>
        <table:table-row table:style-name="ro1">
          <table:table-cell office:value-type="float" office:value="0.1668" table:style-name="ce1">
            <text:p>0,1668</text:p>
          </table:table-cell>
          <table:table-cell office:value-type="float" office:value="9.1400000000000006E-3" table:style-name="ce1">
            <text:p>0,0091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507999999999999" table:formula="of:=[.A92]+([.B92]*[.C92])" table:style-name="ce1">
            <text:p>0,18508</text:p>
          </table:table-cell>
          <table:table-cell office:value-type="float" office:value="0.14852000000000001" table:formula="of:=[.A92]-([.B92]*[.C92])" table:style-name="ce1">
            <text:p>0,14852</text:p>
          </table:table-cell>
          <table:table-cell table:number-columns-repeated="16378"/>
        </table:table-row>
        <table:table-row table:style-name="ro1">
          <table:table-cell office:value-type="float" office:value="0.1668" table:style-name="ce1">
            <text:p>0,1668</text:p>
          </table:table-cell>
          <table:table-cell office:value-type="float" office:value="9.1699999999999993E-3" table:style-name="ce1">
            <text:p>0,0091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514" table:formula="of:=[.A93]+([.B93]*[.C93])" table:style-name="ce1">
            <text:p>0,18514</text:p>
          </table:table-cell>
          <table:table-cell office:value-type="float" office:value="0.14846000000000001" table:formula="of:=[.A93]-([.B93]*[.C93])" table:style-name="ce1">
            <text:p>0,14846</text:p>
          </table:table-cell>
          <table:table-cell table:number-columns-repeated="16378"/>
        </table:table-row>
        <table:table-row table:style-name="ro1">
          <table:table-cell office:value-type="float" office:value="0.1668" table:style-name="ce1">
            <text:p>0,1668</text:p>
          </table:table-cell>
          <table:table-cell office:value-type="float" office:value="9.1900000000000003E-3" table:style-name="ce1">
            <text:p>0,0091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518000000000001" table:formula="of:=[.A94]+([.B94]*[.C94])" table:style-name="ce1">
            <text:p>0,18518</text:p>
          </table:table-cell>
          <table:table-cell office:value-type="float" office:value="0.14842" table:formula="of:=[.A94]-([.B94]*[.C94])" table:style-name="ce1">
            <text:p>0,14842</text:p>
          </table:table-cell>
          <table:table-cell table:number-columns-repeated="16378"/>
        </table:table-row>
        <table:table-row table:style-name="ro1">
          <table:table-cell office:value-type="float" office:value="0.1668" table:style-name="ce1">
            <text:p>0,1668</text:p>
          </table:table-cell>
          <table:table-cell office:value-type="float" office:value="9.2300000000000004E-3" table:style-name="ce1">
            <text:p>0,0092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526000000000001" table:formula="of:=[.A95]+([.B95]*[.C95])" table:style-name="ce1">
            <text:p>0,18526</text:p>
          </table:table-cell>
          <table:table-cell office:value-type="float" office:value="0.14834" table:formula="of:=[.A95]-([.B95]*[.C95])" table:style-name="ce1">
            <text:p>0,14834</text:p>
          </table:table-cell>
          <table:table-cell table:number-columns-repeated="16378"/>
        </table:table-row>
        <table:table-row table:style-name="ro1">
          <table:table-cell office:value-type="float" office:value="0.1668" table:style-name="ce1">
            <text:p>0,1668</text:p>
          </table:table-cell>
          <table:table-cell office:value-type="float" office:value="9.2499999999999995E-3" table:style-name="ce1">
            <text:p>0,0092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529999999999999" table:formula="of:=[.A96]+([.B96]*[.C96])" table:style-name="ce1">
            <text:p>0,1853</text:p>
          </table:table-cell>
          <table:table-cell office:value-type="float" office:value="0.14830000000000002" table:formula="of:=[.A96]-([.B96]*[.C96])" table:style-name="ce1">
            <text:p>0,1483</text:p>
          </table:table-cell>
          <table:table-cell table:number-columns-repeated="16378"/>
        </table:table-row>
        <table:table-row table:style-name="ro1">
          <table:table-cell office:value-type="float" office:value="0.1668" table:style-name="ce1">
            <text:p>0,1668</text:p>
          </table:table-cell>
          <table:table-cell office:value-type="float" office:value="9.2800000000000001E-3" table:style-name="ce1">
            <text:p>0,0092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536" table:formula="of:=[.A97]+([.B97]*[.C97])" table:style-name="ce1">
            <text:p>0,18536</text:p>
          </table:table-cell>
          <table:table-cell office:value-type="float" office:value="0.14824000000000001" table:formula="of:=[.A97]-([.B97]*[.C97])" table:style-name="ce1">
            <text:p>0,14824</text:p>
          </table:table-cell>
          <table:table-cell table:number-columns-repeated="16378"/>
        </table:table-row>
        <table:table-row table:style-name="ro1">
          <table:table-cell office:value-type="float" office:value="0.1668" table:style-name="ce1">
            <text:p>0,1668</text:p>
          </table:table-cell>
          <table:table-cell office:value-type="float" office:value="9.3100000000000006E-3" table:style-name="ce1">
            <text:p>0,0093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542" table:formula="of:=[.A98]+([.B98]*[.C98])" table:style-name="ce1">
            <text:p>0,18542</text:p>
          </table:table-cell>
          <table:table-cell office:value-type="float" office:value="0.14818000000000001" table:formula="of:=[.A98]-([.B98]*[.C98])" table:style-name="ce1">
            <text:p>0,14818</text:p>
          </table:table-cell>
          <table:table-cell table:number-columns-repeated="16378"/>
        </table:table-row>
        <table:table-row table:style-name="ro1">
          <table:table-cell office:value-type="float" office:value="0.1668" table:style-name="ce1">
            <text:p>0,1668</text:p>
          </table:table-cell>
          <table:table-cell office:value-type="float" office:value="9.3399999999999993E-3" table:style-name="ce1">
            <text:p>0,0093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548000000000001" table:formula="of:=[.A99]+([.B99]*[.C99])" table:style-name="ce1">
            <text:p>0,18548</text:p>
          </table:table-cell>
          <table:table-cell office:value-type="float" office:value="0.14812" table:formula="of:=[.A99]-([.B99]*[.C99])" table:style-name="ce1">
            <text:p>0,14812</text:p>
          </table:table-cell>
          <table:table-cell table:number-columns-repeated="16378"/>
        </table:table-row>
        <table:table-row table:style-name="ro1">
          <table:table-cell office:value-type="float" office:value="0.1668" table:style-name="ce1">
            <text:p>0,1668</text:p>
          </table:table-cell>
          <table:table-cell office:value-type="float" office:value="9.3699999999999999E-3" table:style-name="ce1">
            <text:p>0,0093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554000000000001" table:formula="of:=[.A100]+([.B100]*[.C100])" table:style-name="ce1">
            <text:p>0,18554</text:p>
          </table:table-cell>
          <table:table-cell office:value-type="float" office:value="0.14806" table:formula="of:=[.A100]-([.B100]*[.C100])" table:style-name="ce1">
            <text:p>0,14806</text:p>
          </table:table-cell>
          <table:table-cell table:number-columns-repeated="16378"/>
        </table:table-row>
        <table:table-row table:style-name="ro1">
          <table:table-cell office:value-type="float" office:value="0.1668" table:style-name="ce1">
            <text:p>0,1668</text:p>
          </table:table-cell>
          <table:table-cell office:value-type="float" office:value="9.4000000000000004E-3" table:style-name="ce1">
            <text:p>0,009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560000000000001" table:formula="of:=[.A101]+([.B101]*[.C101])" table:style-name="ce1">
            <text:p>0,1856</text:p>
          </table:table-cell>
          <table:table-cell office:value-type="float" office:value="0.14799999999999999" table:formula="of:=[.A101]-([.B101]*[.C101])" table:style-name="ce1">
            <text:p>0,148</text:p>
          </table:table-cell>
          <table:table-cell table:number-columns-repeated="16378"/>
        </table:table-row>
        <table:table-row table:style-name="ro1">
          <table:table-cell office:value-type="float" office:value="0.1668" table:style-name="ce1">
            <text:p>0,1668</text:p>
          </table:table-cell>
          <table:table-cell office:value-type="float" office:value="9.4199999999999996E-3" table:style-name="ce1">
            <text:p>0,0094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564" table:formula="of:=[.A102]+([.B102]*[.C102])" table:style-name="ce1">
            <text:p>0,18564</text:p>
          </table:table-cell>
          <table:table-cell office:value-type="float" office:value="0.14796000000000001" table:formula="of:=[.A102]-([.B102]*[.C102])" table:style-name="ce1">
            <text:p>0,14796</text:p>
          </table:table-cell>
          <table:table-cell table:number-columns-repeated="16378"/>
        </table:table-row>
        <table:table-row table:style-name="ro1">
          <table:table-cell office:value-type="float" office:value="0.1668" table:style-name="ce1">
            <text:p>0,1668</text:p>
          </table:table-cell>
          <table:table-cell office:value-type="float" office:value="9.4900000000000002E-3" table:style-name="ce1">
            <text:p>0,0094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578" table:formula="of:=[.A103]+([.B103]*[.C103])" table:style-name="ce1">
            <text:p>0,18578</text:p>
          </table:table-cell>
          <table:table-cell office:value-type="float" office:value="0.14782000000000001" table:formula="of:=[.A103]-([.B103]*[.C103])" table:style-name="ce1">
            <text:p>0,14782</text:p>
          </table:table-cell>
          <table:table-cell table:number-columns-repeated="16378"/>
        </table:table-row>
        <table:table-row table:style-name="ro1">
          <table:table-cell office:value-type="float" office:value="0.1668" table:style-name="ce1">
            <text:p>0,1668</text:p>
          </table:table-cell>
          <table:table-cell office:value-type="float" office:value="9.4800000000000006E-3" table:style-name="ce1">
            <text:p>0,0094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576000000000001" table:formula="of:=[.A104]+([.B104]*[.C104])" table:style-name="ce1">
            <text:p>0,18576</text:p>
          </table:table-cell>
          <table:table-cell office:value-type="float" office:value="0.14784" table:formula="of:=[.A104]-([.B104]*[.C104])" table:style-name="ce1">
            <text:p>0,14784</text:p>
          </table:table-cell>
          <table:table-cell table:number-columns-repeated="16378"/>
        </table:table-row>
        <table:table-row table:style-name="ro1">
          <table:table-cell office:value-type="float" office:value="0.1668" table:style-name="ce1">
            <text:p>0,1668</text:p>
          </table:table-cell>
          <table:table-cell office:value-type="float" office:value="9.5200000000000007E-3" table:style-name="ce1">
            <text:p>0,0095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584000000000001" table:formula="of:=[.A105]+([.B105]*[.C105])" table:style-name="ce1">
            <text:p>0,18584</text:p>
          </table:table-cell>
          <table:table-cell office:value-type="float" office:value="0.14776" table:formula="of:=[.A105]-([.B105]*[.C105])" table:style-name="ce1">
            <text:p>0,14776</text:p>
          </table:table-cell>
          <table:table-cell table:number-columns-repeated="16378"/>
        </table:table-row>
        <table:table-row table:style-name="ro1">
          <table:table-cell office:value-type="float" office:value="0.1668" table:style-name="ce1">
            <text:p>0,1668</text:p>
          </table:table-cell>
          <table:table-cell office:value-type="float" office:value="9.5399999999999999E-3" table:style-name="ce1">
            <text:p>0,0095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587999999999999" table:formula="of:=[.A106]+([.B106]*[.C106])" table:style-name="ce1">
            <text:p>0,18588</text:p>
          </table:table-cell>
          <table:table-cell office:value-type="float" office:value="0.14772000000000002" table:formula="of:=[.A106]-([.B106]*[.C106])" table:style-name="ce1">
            <text:p>0,14772</text:p>
          </table:table-cell>
          <table:table-cell table:number-columns-repeated="16378"/>
        </table:table-row>
        <table:table-row table:style-name="ro1">
          <table:table-cell office:value-type="float" office:value="0.1668" table:style-name="ce1">
            <text:p>0,1668</text:p>
          </table:table-cell>
          <table:table-cell office:value-type="float" office:value="9.5700000000000004E-3" table:style-name="ce1">
            <text:p>0,0095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593999999999999" table:formula="of:=[.A107]+([.B107]*[.C107])" table:style-name="ce1">
            <text:p>0,18594</text:p>
          </table:table-cell>
          <table:table-cell office:value-type="float" office:value="0.14766000000000001" table:formula="of:=[.A107]-([.B107]*[.C107])" table:style-name="ce1">
            <text:p>0,14766</text:p>
          </table:table-cell>
          <table:table-cell table:number-columns-repeated="16378"/>
        </table:table-row>
        <table:table-row table:style-name="ro1">
          <table:table-cell office:value-type="float" office:value="0.1668" table:style-name="ce1">
            <text:p>0,1668</text:p>
          </table:table-cell>
          <table:table-cell office:value-type="float" office:value="9.5999999999999992E-3" table:style-name="ce1">
            <text:p>0,009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6" table:formula="of:=[.A108]+([.B108]*[.C108])" table:style-name="ce1">
            <text:p>0,186</text:p>
          </table:table-cell>
          <table:table-cell office:value-type="float" office:value="0.14760000000000001" table:formula="of:=[.A108]-([.B108]*[.C108])" table:style-name="ce1">
            <text:p>0,1476</text:p>
          </table:table-cell>
          <table:table-cell table:number-columns-repeated="16378"/>
        </table:table-row>
        <table:table-row table:style-name="ro1">
          <table:table-cell office:value-type="float" office:value="0.1668" table:style-name="ce1">
            <text:p>0,1668</text:p>
          </table:table-cell>
          <table:table-cell office:value-type="float" office:value="9.6299999999999997E-3" table:style-name="ce1">
            <text:p>0,0096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606" table:formula="of:=[.A109]+([.B109]*[.C109])" table:style-name="ce1">
            <text:p>0,18606</text:p>
          </table:table-cell>
          <table:table-cell office:value-type="float" office:value="0.14754" table:formula="of:=[.A109]-([.B109]*[.C109])" table:style-name="ce1">
            <text:p>0,14754</text:p>
          </table:table-cell>
          <table:table-cell table:number-columns-repeated="16378"/>
        </table:table-row>
        <table:table-row table:style-name="ro1">
          <table:table-cell office:value-type="float" office:value="0.1668" table:style-name="ce1">
            <text:p>0,1668</text:p>
          </table:table-cell>
          <table:table-cell office:value-type="float" office:value="9.6500000000000006E-3" table:style-name="ce1">
            <text:p>0,0096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610000000000002" table:formula="of:=[.A110]+([.B110]*[.C110])" table:style-name="ce1">
            <text:p>0,1861</text:p>
          </table:table-cell>
          <table:table-cell office:value-type="float" office:value="0.14749999999999999" table:formula="of:=[.A110]-([.B110]*[.C110])" table:style-name="ce1">
            <text:p>0,1475</text:p>
          </table:table-cell>
          <table:table-cell table:number-columns-repeated="16378"/>
        </table:table-row>
        <table:table-row table:style-name="ro1">
          <table:table-cell office:value-type="float" office:value="0.1668" table:style-name="ce1">
            <text:p>0,1668</text:p>
          </table:table-cell>
          <table:table-cell office:value-type="float" office:value="9.6500000000000006E-3" table:style-name="ce1">
            <text:p>0,0096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610000000000002" table:formula="of:=[.A111]+([.B111]*[.C111])" table:style-name="ce1">
            <text:p>0,1861</text:p>
          </table:table-cell>
          <table:table-cell office:value-type="float" office:value="0.14749999999999999" table:formula="of:=[.A111]-([.B111]*[.C111])" table:style-name="ce1">
            <text:p>0,1475</text:p>
          </table:table-cell>
          <table:table-cell table:number-columns-repeated="16378"/>
        </table:table-row>
        <table:table-row table:style-name="ro1">
          <table:table-cell office:value-type="float" office:value="0.1668" table:style-name="ce1">
            <text:p>0,1668</text:p>
          </table:table-cell>
          <table:table-cell office:value-type="float" office:value="9.6799999999999994E-3" table:style-name="ce1">
            <text:p>0,0096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615999999999999" table:formula="of:=[.A112]+([.B112]*[.C112])" table:style-name="ce1">
            <text:p>0,18616</text:p>
          </table:table-cell>
          <table:table-cell office:value-type="float" office:value="0.14744000000000002" table:formula="of:=[.A112]-([.B112]*[.C112])" table:style-name="ce1">
            <text:p>0,14744</text:p>
          </table:table-cell>
          <table:table-cell table:number-columns-repeated="16378"/>
        </table:table-row>
        <table:table-row table:style-name="ro1">
          <table:table-cell office:value-type="float" office:value="0.1668" table:style-name="ce1">
            <text:p>0,1668</text:p>
          </table:table-cell>
          <table:table-cell office:value-type="float" office:value="9.7099999999999999E-3" table:style-name="ce1">
            <text:p>0,0097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622" table:formula="of:=[.A113]+([.B113]*[.C113])" table:style-name="ce1">
            <text:p>0,18622</text:p>
          </table:table-cell>
          <table:table-cell office:value-type="float" office:value="0.14738000000000001" table:formula="of:=[.A113]-([.B113]*[.C113])" table:style-name="ce1">
            <text:p>0,14738</text:p>
          </table:table-cell>
          <table:table-cell table:number-columns-repeated="16378"/>
        </table:table-row>
        <table:table-row table:style-name="ro1">
          <table:table-cell office:value-type="float" office:value="0.1668" table:style-name="ce1">
            <text:p>0,1668</text:p>
          </table:table-cell>
          <table:table-cell office:value-type="float" office:value="9.7400000000000004E-3" table:style-name="ce1">
            <text:p>0,0097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628" table:formula="of:=[.A114]+([.B114]*[.C114])" table:style-name="ce1">
            <text:p>0,18628</text:p>
          </table:table-cell>
          <table:table-cell office:value-type="float" office:value="0.14732000000000001" table:formula="of:=[.A114]-([.B114]*[.C114])" table:style-name="ce1">
            <text:p>0,14732</text:p>
          </table:table-cell>
          <table:table-cell table:number-columns-repeated="16378"/>
        </table:table-row>
        <table:table-row table:style-name="ro1">
          <table:table-cell office:value-type="float" office:value="0.16669999999999999" table:style-name="ce1">
            <text:p>0,1667</text:p>
          </table:table-cell>
          <table:table-cell office:value-type="float" office:value="9.7300000000000008E-3" table:style-name="ce1">
            <text:p>0,0097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615999999999999" table:formula="of:=[.A115]+([.B115]*[.C115])" table:style-name="ce1">
            <text:p>0,18616</text:p>
          </table:table-cell>
          <table:table-cell office:value-type="float" office:value="0.14723999999999998" table:formula="of:=[.A115]-([.B115]*[.C115])" table:style-name="ce1">
            <text:p>0,14724</text:p>
          </table:table-cell>
          <table:table-cell table:number-columns-repeated="16378"/>
        </table:table-row>
        <table:table-row table:style-name="ro1">
          <table:table-cell office:value-type="float" office:value="0.1668" table:style-name="ce1">
            <text:p>0,1668</text:p>
          </table:table-cell>
          <table:table-cell office:value-type="float" office:value="9.7599999999999996E-3" table:style-name="ce1">
            <text:p>0,0097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632000000000001" table:formula="of:=[.A116]+([.B116]*[.C116])" table:style-name="ce1">
            <text:p>0,18632</text:p>
          </table:table-cell>
          <table:table-cell office:value-type="float" office:value="0.14727999999999999" table:formula="of:=[.A116]-([.B116]*[.C116])" table:style-name="ce1">
            <text:p>0,14728</text:p>
          </table:table-cell>
          <table:table-cell table:number-columns-repeated="16378"/>
        </table:table-row>
        <table:table-row table:style-name="ro1">
          <table:table-cell office:value-type="float" office:value="0.16669999999999999" table:style-name="ce1">
            <text:p>0,1667</text:p>
          </table:table-cell>
          <table:table-cell office:value-type="float" office:value="9.7900000000000001E-3" table:style-name="ce1">
            <text:p>0,0097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628" table:formula="of:=[.A117]+([.B117]*[.C117])" table:style-name="ce1">
            <text:p>0,18628</text:p>
          </table:table-cell>
          <table:table-cell office:value-type="float" office:value="0.14711999999999997" table:formula="of:=[.A117]-([.B117]*[.C117])" table:style-name="ce1">
            <text:p>0,14712</text:p>
          </table:table-cell>
          <table:table-cell table:number-columns-repeated="16378"/>
        </table:table-row>
        <table:table-row table:style-name="ro1">
          <table:table-cell office:value-type="float" office:value="0.16669999999999999" table:style-name="ce1">
            <text:p>0,1667</text:p>
          </table:table-cell>
          <table:table-cell office:value-type="float" office:value="9.7800000000000005E-3" table:style-name="ce1">
            <text:p>0,0097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625999999999998" table:formula="of:=[.A118]+([.B118]*[.C118])" table:style-name="ce1">
            <text:p>0,18626</text:p>
          </table:table-cell>
          <table:table-cell office:value-type="float" office:value="0.14713999999999999" table:formula="of:=[.A118]-([.B118]*[.C118])" table:style-name="ce1">
            <text:p>0,14714</text:p>
          </table:table-cell>
          <table:table-cell table:number-columns-repeated="16378"/>
        </table:table-row>
        <table:table-row table:style-name="ro1">
          <table:table-cell office:value-type="float" office:value="0.1668" table:style-name="ce1">
            <text:p>0,1668</text:p>
          </table:table-cell>
          <table:table-cell office:value-type="float" office:value="9.8399999999999998E-3" table:style-name="ce1">
            <text:p>0,0098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648000000000001" table:formula="of:=[.A119]+([.B119]*[.C119])" table:style-name="ce1">
            <text:p>0,18648</text:p>
          </table:table-cell>
          <table:table-cell office:value-type="float" office:value="0.14712" table:formula="of:=[.A119]-([.B119]*[.C119])" table:style-name="ce1">
            <text:p>0,14712</text:p>
          </table:table-cell>
          <table:table-cell table:number-columns-repeated="16378"/>
        </table:table-row>
        <table:table-row table:style-name="ro1">
          <table:table-cell office:value-type="float" office:value="0.16669999999999999" table:style-name="ce1">
            <text:p>0,1667</text:p>
          </table:table-cell>
          <table:table-cell office:value-type="float" office:value="9.8399999999999998E-3" table:style-name="ce1">
            <text:p>0,0098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637999999999999" table:formula="of:=[.A120]+([.B120]*[.C120])" table:style-name="ce1">
            <text:p>0,18638</text:p>
          </table:table-cell>
          <table:table-cell office:value-type="float" office:value="0.14701999999999998" table:formula="of:=[.A120]-([.B120]*[.C120])" table:style-name="ce1">
            <text:p>0,14702</text:p>
          </table:table-cell>
          <table:table-cell table:number-columns-repeated="16378"/>
        </table:table-row>
        <table:table-row table:style-name="ro1">
          <table:table-cell office:value-type="float" office:value="0.1668" table:style-name="ce1">
            <text:p>0,1668</text:p>
          </table:table-cell>
          <table:table-cell office:value-type="float" office:value="9.8300000000000002E-3" table:style-name="ce1">
            <text:p>0,0098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646000000000001" table:formula="of:=[.A121]+([.B121]*[.C121])" table:style-name="ce1">
            <text:p>0,18646</text:p>
          </table:table-cell>
          <table:table-cell office:value-type="float" office:value="0.14713999999999999" table:formula="of:=[.A121]-([.B121]*[.C121])" table:style-name="ce1">
            <text:p>0,14714</text:p>
          </table:table-cell>
          <table:table-cell table:number-columns-repeated="16378"/>
        </table:table-row>
        <table:table-row table:style-name="ro1">
          <table:table-cell office:value-type="float" office:value="0.1668" table:style-name="ce1">
            <text:p>0,1668</text:p>
          </table:table-cell>
          <table:table-cell office:value-type="float" office:value="9.8899999999999995E-3" table:style-name="ce1">
            <text:p>0,0098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658" table:formula="of:=[.A122]+([.B122]*[.C122])" table:style-name="ce1">
            <text:p>0,18658</text:p>
          </table:table-cell>
          <table:table-cell office:value-type="float" office:value="0.14702000000000001" table:formula="of:=[.A122]-([.B122]*[.C122])" table:style-name="ce1">
            <text:p>0,14702</text:p>
          </table:table-cell>
          <table:table-cell table:number-columns-repeated="16378"/>
        </table:table-row>
        <table:table-row table:style-name="ro1">
          <table:table-cell office:value-type="float" office:value="0.1668" table:style-name="ce1">
            <text:p>0,1668</text:p>
          </table:table-cell>
          <table:table-cell office:value-type="float" office:value="9.8799999999999999E-3" table:style-name="ce1">
            <text:p>0,0098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656" table:formula="of:=[.A123]+([.B123]*[.C123])" table:style-name="ce1">
            <text:p>0,18656</text:p>
          </table:table-cell>
          <table:table-cell office:value-type="float" office:value="0.14704" table:formula="of:=[.A123]-([.B123]*[.C123])" table:style-name="ce1">
            <text:p>0,14704</text:p>
          </table:table-cell>
          <table:table-cell table:number-columns-repeated="16378"/>
        </table:table-row>
        <table:table-row table:style-name="ro1">
          <table:table-cell office:value-type="float" office:value="0.16669999999999999" table:style-name="ce1">
            <text:p>0,1667</text:p>
          </table:table-cell>
          <table:table-cell office:value-type="float" office:value="9.8700000000000003E-3" table:style-name="ce1">
            <text:p>0,0098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643999999999999" table:formula="of:=[.A124]+([.B124]*[.C124])" table:style-name="ce1">
            <text:p>0,18644</text:p>
          </table:table-cell>
          <table:table-cell office:value-type="float" office:value="0.14695999999999998" table:formula="of:=[.A124]-([.B124]*[.C124])" table:style-name="ce1">
            <text:p>0,14696</text:p>
          </table:table-cell>
          <table:table-cell table:number-columns-repeated="16378"/>
        </table:table-row>
        <table:table-row table:style-name="ro1">
          <table:table-cell office:value-type="float" office:value="0.16669999999999999" table:style-name="ce1">
            <text:p>0,1667</text:p>
          </table:table-cell>
          <table:table-cell office:value-type="float" office:value="9.9299999999999996E-3" table:style-name="ce1">
            <text:p>0,0099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655999999999998" table:formula="of:=[.A125]+([.B125]*[.C125])" table:style-name="ce1">
            <text:p>0,18656</text:p>
          </table:table-cell>
          <table:table-cell office:value-type="float" office:value="0.14684" table:formula="of:=[.A125]-([.B125]*[.C125])" table:style-name="ce1">
            <text:p>0,14684</text:p>
          </table:table-cell>
          <table:table-cell table:number-columns-repeated="16378"/>
        </table:table-row>
        <table:table-row table:style-name="ro1">
          <table:table-cell office:value-type="float" office:value="0.16669999999999999" table:style-name="ce1">
            <text:p>0,1667</text:p>
          </table:table-cell>
          <table:table-cell office:value-type="float" office:value="9.92E-3" table:style-name="ce1">
            <text:p>0,0099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653999999999998" table:formula="of:=[.A126]+([.B126]*[.C126])" table:style-name="ce1">
            <text:p>0,18654</text:p>
          </table:table-cell>
          <table:table-cell office:value-type="float" office:value="0.14685999999999999" table:formula="of:=[.A126]-([.B126]*[.C126])" table:style-name="ce1">
            <text:p>0,14686</text:p>
          </table:table-cell>
          <table:table-cell table:number-columns-repeated="16378"/>
        </table:table-row>
        <table:table-row table:style-name="ro1">
          <table:table-cell office:value-type="float" office:value="0.16669999999999999" table:style-name="ce1">
            <text:p>0,1667</text:p>
          </table:table-cell>
          <table:table-cell office:value-type="float" office:value="9.9100000000000004E-3" table:style-name="ce1">
            <text:p>0,0099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651999999999999" table:formula="of:=[.A127]+([.B127]*[.C127])" table:style-name="ce1">
            <text:p>0,18652</text:p>
          </table:table-cell>
          <table:table-cell office:value-type="float" office:value="0.14687999999999998" table:formula="of:=[.A127]-([.B127]*[.C127])" table:style-name="ce1">
            <text:p>0,14688</text:p>
          </table:table-cell>
          <table:table-cell table:number-columns-repeated="16378"/>
        </table:table-row>
        <table:table-row table:style-name="ro1">
          <table:table-cell office:value-type="float" office:value="0.16669999999999999" table:style-name="ce1">
            <text:p>0,1667</text:p>
          </table:table-cell>
          <table:table-cell office:value-type="float" office:value="9.9799999999999993E-3" table:style-name="ce1">
            <text:p>0,0099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665999999999999" table:formula="of:=[.A128]+([.B128]*[.C128])" table:style-name="ce1">
            <text:p>0,18666</text:p>
          </table:table-cell>
          <table:table-cell office:value-type="float" office:value="0.14673999999999998" table:formula="of:=[.A128]-([.B128]*[.C128])" table:style-name="ce1">
            <text:p>0,14674</text:p>
          </table:table-cell>
          <table:table-cell table:number-columns-repeated="16378"/>
        </table:table-row>
        <table:table-row table:style-name="ro1">
          <table:table-cell office:value-type="float" office:value="0.16669999999999999" table:style-name="ce1">
            <text:p>0,1667</text:p>
          </table:table-cell>
          <table:table-cell office:value-type="float" office:value="9.9600000000000001E-3" table:style-name="ce1">
            <text:p>0,0099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661999999999998" table:formula="of:=[.A129]+([.B129]*[.C129])" table:style-name="ce1">
            <text:p>0,18662</text:p>
          </table:table-cell>
          <table:table-cell office:value-type="float" office:value="0.14677999999999999" table:formula="of:=[.A129]-([.B129]*[.C129])" table:style-name="ce1">
            <text:p>0,14678</text:p>
          </table:table-cell>
          <table:table-cell table:number-columns-repeated="16378"/>
        </table:table-row>
        <table:table-row table:style-name="ro1">
          <table:table-cell office:value-type="float" office:value="0.16669999999999999" table:style-name="ce1">
            <text:p>0,1667</text:p>
          </table:table-cell>
          <table:table-cell office:value-type="float" office:value="9.9500000000000005E-3" table:style-name="ce1">
            <text:p>0,0099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659999999999999" table:formula="of:=[.A130]+([.B130]*[.C130])" table:style-name="ce1">
            <text:p>0,1866</text:p>
          </table:table-cell>
          <table:table-cell office:value-type="float" office:value="0.14679999999999999" table:formula="of:=[.A130]-([.B130]*[.C130])" table:style-name="ce1">
            <text:p>0,1468</text:p>
          </table:table-cell>
          <table:table-cell table:number-columns-repeated="16378"/>
        </table:table-row>
        <table:table-row table:style-name="ro1">
          <table:table-cell office:value-type="float" office:value="0.16669999999999999" table:style-name="ce1">
            <text:p>0,1667</text:p>
          </table:table-cell>
          <table:table-cell office:value-type="float" office:value="9.9799999999999993E-3" table:style-name="ce1">
            <text:p>0,0099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665999999999999" table:formula="of:=[.A131]+([.B131]*[.C131])" table:style-name="ce1">
            <text:p>0,18666</text:p>
          </table:table-cell>
          <table:table-cell office:value-type="float" office:value="0.14673999999999998" table:formula="of:=[.A131]-([.B131]*[.C131])" table:style-name="ce1">
            <text:p>0,14674</text:p>
          </table:table-cell>
          <table:table-cell table:number-columns-repeated="16378"/>
        </table:table-row>
        <table:table-row table:style-name="ro1">
          <table:table-cell office:value-type="float" office:value="0.16669999999999999" table:style-name="ce1">
            <text:p>0,1667</text:p>
          </table:table-cell>
          <table:table-cell office:value-type="float" office:value="0.01" table:style-name="ce1">
            <text:p>0,0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669999999999998" table:formula="of:=[.A132]+([.B132]*[.C132])" table:style-name="ce1">
            <text:p>0,1867</text:p>
          </table:table-cell>
          <table:table-cell office:value-type="float" office:value="0.1467" table:formula="of:=[.A132]-([.B132]*[.C132])" table:style-name="ce1">
            <text:p>0,1467</text:p>
          </table:table-cell>
          <table:table-cell table:number-columns-repeated="16378"/>
        </table:table-row>
        <table:table-row table:style-name="ro1">
          <table:table-cell office:value-type="float" office:value="0.16669999999999999" table:style-name="ce1">
            <text:p>0,1667</text:p>
          </table:table-cell>
          <table:table-cell office:value-type="float" office:value="9.9900000000000006E-3" table:style-name="ce1">
            <text:p>0,0099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667999999999998" table:formula="of:=[.A133]+([.B133]*[.C133])" table:style-name="ce1">
            <text:p>0,18668</text:p>
          </table:table-cell>
          <table:table-cell office:value-type="float" office:value="0.14671999999999999" table:formula="of:=[.A133]-([.B133]*[.C133])" table:style-name="ce1">
            <text:p>0,14672</text:p>
          </table:table-cell>
          <table:table-cell table:number-columns-repeated="16378"/>
        </table:table-row>
        <table:table-row table:style-name="ro1">
          <table:table-cell office:value-type="float" office:value="0.16669999999999999" table:style-name="ce1">
            <text:p>0,1667</text:p>
          </table:table-cell>
          <table:table-cell office:value-type="float" office:value="0.01" table:style-name="ce1">
            <text:p>0,0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669999999999998" table:formula="of:=[.A134]+([.B134]*[.C134])" table:style-name="ce1">
            <text:p>0,1867</text:p>
          </table:table-cell>
          <table:table-cell office:value-type="float" office:value="0.1467" table:formula="of:=[.A134]-([.B134]*[.C134])" table:style-name="ce1">
            <text:p>0,1467</text:p>
          </table:table-cell>
          <table:table-cell table:number-columns-repeated="16378"/>
        </table:table-row>
        <table:table-row table:style-name="ro1">
          <table:table-cell office:value-type="float" office:value="0.16669999999999999" table:style-name="ce1">
            <text:p>0,1667</text:p>
          </table:table-cell>
          <table:table-cell office:value-type="float" office:value="0.01" table:style-name="ce1">
            <text:p>0,0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669999999999998" table:formula="of:=[.A135]+([.B135]*[.C135])" table:style-name="ce1">
            <text:p>0,1867</text:p>
          </table:table-cell>
          <table:table-cell office:value-type="float" office:value="0.1467" table:formula="of:=[.A135]-([.B135]*[.C135])" table:style-name="ce1">
            <text:p>0,1467</text:p>
          </table:table-cell>
          <table:table-cell table:number-columns-repeated="16378"/>
        </table:table-row>
        <table:table-row table:style-name="ro1">
          <table:table-cell office:value-type="float" office:value="0.16669999999999999" table:style-name="ce1">
            <text:p>0,1667</text:p>
          </table:table-cell>
          <table:table-cell office:value-type="float" office:value="0.01" table:style-name="ce1">
            <text:p>0,0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669999999999998" table:formula="of:=[.A136]+([.B136]*[.C136])" table:style-name="ce1">
            <text:p>0,1867</text:p>
          </table:table-cell>
          <table:table-cell office:value-type="float" office:value="0.1467" table:formula="of:=[.A136]-([.B136]*[.C136])" table:style-name="ce1">
            <text:p>0,1467</text:p>
          </table:table-cell>
          <table:table-cell table:number-columns-repeated="16378"/>
        </table:table-row>
        <table:table-row table:style-name="ro1">
          <table:table-cell office:value-type="float" office:value="0.16669999999999999" table:style-name="ce1">
            <text:p>0,1667</text:p>
          </table:table-cell>
          <table:table-cell office:value-type="float" office:value="1.01E-2" table:style-name="ce1">
            <text:p>0,010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689999999999998" table:formula="of:=[.A137]+([.B137]*[.C137])" table:style-name="ce1">
            <text:p>0,1869</text:p>
          </table:table-cell>
          <table:table-cell office:value-type="float" office:value="0.14649999999999999" table:formula="of:=[.A137]-([.B137]*[.C137])" table:style-name="ce1">
            <text:p>0,1465</text:p>
          </table:table-cell>
          <table:table-cell table:number-columns-repeated="16378"/>
        </table:table-row>
        <table:table-row table:style-name="ro1">
          <table:table-cell office:value-type="float" office:value="0.16669999999999999" table:style-name="ce1">
            <text:p>0,1667</text:p>
          </table:table-cell>
          <table:table-cell office:value-type="float" office:value="0.01" table:style-name="ce1">
            <text:p>0,0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669999999999998" table:formula="of:=[.A138]+([.B138]*[.C138])" table:style-name="ce1">
            <text:p>0,1867</text:p>
          </table:table-cell>
          <table:table-cell office:value-type="float" office:value="0.1467" table:formula="of:=[.A138]-([.B138]*[.C138])" table:style-name="ce1">
            <text:p>0,1467</text:p>
          </table:table-cell>
          <table:table-cell table:number-columns-repeated="16378"/>
        </table:table-row>
        <table:table-row table:style-name="ro1">
          <table:table-cell office:value-type="float" office:value="0.1666" table:style-name="ce1">
            <text:p>0,1666</text:p>
          </table:table-cell>
          <table:table-cell office:value-type="float" office:value="0.01" table:style-name="ce1">
            <text:p>0,0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659999999999999" table:formula="of:=[.A139]+([.B139]*[.C139])" table:style-name="ce1">
            <text:p>0,1866</text:p>
          </table:table-cell>
          <table:table-cell office:value-type="float" office:value="0.14660000000000001" table:formula="of:=[.A139]-([.B139]*[.C139])" table:style-name="ce1">
            <text:p>0,1466</text:p>
          </table:table-cell>
          <table:table-cell table:number-columns-repeated="16378"/>
        </table:table-row>
        <table:table-row table:style-name="ro1">
          <table:table-cell office:value-type="float" office:value="0.16669999999999999" table:style-name="ce1">
            <text:p>0,1667</text:p>
          </table:table-cell>
          <table:table-cell office:value-type="float" office:value="0.01" table:style-name="ce1">
            <text:p>0,0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669999999999998" table:formula="of:=[.A140]+([.B140]*[.C140])" table:style-name="ce1">
            <text:p>0,1867</text:p>
          </table:table-cell>
          <table:table-cell office:value-type="float" office:value="0.1467" table:formula="of:=[.A140]-([.B140]*[.C140])" table:style-name="ce1">
            <text:p>0,1467</text:p>
          </table:table-cell>
          <table:table-cell table:number-columns-repeated="16378"/>
        </table:table-row>
        <table:table-row table:style-name="ro1">
          <table:table-cell office:value-type="float" office:value="0.1666" table:style-name="ce1">
            <text:p>0,1666</text:p>
          </table:table-cell>
          <table:table-cell office:value-type="float" office:value="1.01E-2" table:style-name="ce1">
            <text:p>0,010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679999999999999" table:formula="of:=[.A141]+([.B141]*[.C141])" table:style-name="ce1">
            <text:p>0,1868</text:p>
          </table:table-cell>
          <table:table-cell office:value-type="float" office:value="0.1464" table:formula="of:=[.A141]-([.B141]*[.C141])" table:style-name="ce1">
            <text:p>0,1464</text:p>
          </table:table-cell>
          <table:table-cell table:number-columns-repeated="16378"/>
        </table:table-row>
        <table:table-row table:style-name="ro1">
          <table:table-cell office:value-type="float" office:value="0.16669999999999999" table:style-name="ce1">
            <text:p>0,1667</text:p>
          </table:table-cell>
          <table:table-cell office:value-type="float" office:value="1.01E-2" table:style-name="ce1">
            <text:p>0,010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689999999999998" table:formula="of:=[.A142]+([.B142]*[.C142])" table:style-name="ce1">
            <text:p>0,1869</text:p>
          </table:table-cell>
          <table:table-cell office:value-type="float" office:value="0.14649999999999999" table:formula="of:=[.A142]-([.B142]*[.C142])" table:style-name="ce1">
            <text:p>0,1465</text:p>
          </table:table-cell>
          <table:table-cell table:number-columns-repeated="16378"/>
        </table:table-row>
        <table:table-row table:style-name="ro1">
          <table:table-cell office:value-type="float" office:value="0.16669999999999999" table:style-name="ce1">
            <text:p>0,1667</text:p>
          </table:table-cell>
          <table:table-cell office:value-type="float" office:value="0.01" table:style-name="ce1">
            <text:p>0,0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18669999999999998" table:formula="of:=[.A143]+([.B143]*[.C143])" table:style-name="ce1">
            <text:p>0,1867</text:p>
          </table:table-cell>
          <table:table-cell office:value-type="float" office:value="0.1467" table:formula="of:=[.A143]-([.B143]*[.C143])" table:style-name="ce1">
            <text:p>0,1467</text:p>
          </table:table-cell>
          <table:table-cell table:number-columns-repeated="16378"/>
        </table:table-row>
        <table:table-row table:style-name="ro1">
          <table:table-cell office:value-type="float" office:value="-2" table:style-name="ce1">
            <text:p>-2</text:p>
          </table:table-cell>
          <table:table-cell office:value-type="float" office:value="11900" table:style-name="ce1">
            <text:p>11900</text:p>
          </table:table-cell>
          <table:table-cell office:value-type="float" office:value="1.1000000000000001E-3" table:style-name="ce1">
            <text:p>0,0011</text:p>
          </table:table-cell>
          <table:table-cell table:style-name="ce1"/>
          <table:table-cell office:value-type="float" office:value="11.090000000000002" table:formula="of:=[.A144]+([.B144]*[.C144])" table:style-name="ce1">
            <text:p>11,09</text:p>
          </table:table-cell>
          <table:table-cell office:value-type="float" office:value="-15.090000000000002" table:formula="of:=[.A144]-([.B144]*[.C144])" table:style-name="ce1">
            <text:p>-15,09</text:p>
          </table:table-cell>
          <table:table-cell table:number-columns-repeated="16378"/>
        </table:table-row>
        <table:table-row table:style-name="ro1">
          <table:table-cell office:value-type="float" office:value="0.7" table:style-name="ce1">
            <text:p>0,7</text:p>
          </table:table-cell>
          <table:table-cell office:value-type="float" office:value="2430" table:style-name="ce1">
            <text:p>2430</text:p>
          </table:table-cell>
          <table:table-cell office:value-type="float" office:value="5.1999999999999998E-3" table:style-name="ce1">
            <text:p>0,0052</text:p>
          </table:table-cell>
          <table:table-cell table:style-name="ce1"/>
          <table:table-cell office:value-type="float" office:value="13.335999999999999" table:formula="of:=[.A145]+([.B145]*[.C145])" table:style-name="ce1">
            <text:p>13,336</text:p>
          </table:table-cell>
          <table:table-cell office:value-type="float" office:value="-11.936" table:formula="of:=[.A145]-([.B145]*[.C145])" table:style-name="ce1">
            <text:p>-11,936</text:p>
          </table:table-cell>
          <table:table-cell table:number-columns-repeated="16378"/>
        </table:table-row>
        <table:table-row table:style-name="ro1">
          <table:table-cell office:value-type="float" office:value="0.9" table:style-name="ce1">
            <text:p>0,9</text:p>
          </table:table-cell>
          <table:table-cell office:value-type="float" office:value="2320" table:style-name="ce1">
            <text:p>2320</text:p>
          </table:table-cell>
          <table:table-cell office:value-type="float" office:value="5.1999999999999998E-3" table:style-name="ce1">
            <text:p>0,0052</text:p>
          </table:table-cell>
          <table:table-cell table:style-name="ce1"/>
          <table:table-cell office:value-type="float" office:value="12.964" table:formula="of:=[.A146]+([.B146]*[.C146])" table:style-name="ce1">
            <text:p>12,964</text:p>
          </table:table-cell>
          <table:table-cell office:value-type="float" office:value="-11.164" table:formula="of:=[.A146]-([.B146]*[.C146])" table:style-name="ce1">
            <text:p>-11,164</text:p>
          </table:table-cell>
          <table:table-cell table:number-columns-repeated="16378"/>
        </table:table-row>
        <table:table-row table:style-name="ro1">
          <table:table-cell office:value-type="float" office:value="-0.5" table:style-name="ce1">
            <text:p>-0,5</text:p>
          </table:table-cell>
          <table:table-cell office:value-type="float" office:value="1580" table:style-name="ce1">
            <text:p>1580</text:p>
          </table:table-cell>
          <table:table-cell office:value-type="float" office:value="7.0000000000000001E-3" table:style-name="ce1">
            <text:p>0,007</text:p>
          </table:table-cell>
          <table:table-cell table:style-name="ce1"/>
          <table:table-cell office:value-type="float" office:value="10.56" table:formula="of:=[.A147]+([.B147]*[.C147])" table:style-name="ce1">
            <text:p>10,56</text:p>
          </table:table-cell>
          <table:table-cell office:value-type="float" office:value="-11.56" table:formula="of:=[.A147]-([.B147]*[.C147])" table:style-name="ce1">
            <text:p>-11,56</text:p>
          </table:table-cell>
          <table:table-cell table:number-columns-repeated="16378"/>
        </table:table-row>
        <table:table-row table:style-name="ro1">
          <table:table-cell office:value-type="float" office:value="-0.4" table:style-name="ce1">
            <text:p>-0,4</text:p>
          </table:table-cell>
          <table:table-cell office:value-type="float" office:value="550" table:style-name="ce1">
            <text:p>550</text:p>
          </table:table-cell>
          <table:table-cell office:value-type="float" office:value="1.7000000000000001E-2" table:style-name="ce1">
            <text:p>0,017</text:p>
          </table:table-cell>
          <table:table-cell table:style-name="ce1"/>
          <table:table-cell office:value-type="float" office:value="8.9500000000000011" table:formula="of:=[.A148]+([.B148]*[.C148])" table:style-name="ce1">
            <text:p>8,95</text:p>
          </table:table-cell>
          <table:table-cell office:value-type="float" office:value="-9.7500000000000018" table:formula="of:=[.A148]-([.B148]*[.C148])" table:style-name="ce1">
            <text:p>-9,75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1940" table:style-name="ce1">
            <text:p>11940</text:p>
          </table:table-cell>
          <table:table-cell office:value-type="float" office:value="5.6999999999999998E-4" table:style-name="ce1">
            <text:p>0,00057</text:p>
          </table:table-cell>
          <table:table-cell table:style-name="ce1"/>
          <table:table-cell office:value-type="float" office:value="8.8057999999999996" table:formula="of:=[.A149]+([.B149]*[.C149])" table:style-name="ce1">
            <text:p>8,8058</text:p>
          </table:table-cell>
          <table:table-cell office:value-type="float" office:value="-4.8057999999999996" table:formula="of:=[.A149]-([.B149]*[.C149])" table:style-name="ce1">
            <text:p>-4,8058</text:p>
          </table:table-cell>
          <table:table-cell table:number-columns-repeated="16378"/>
        </table:table-row>
        <table:table-row table:style-name="ro1">
          <table:table-cell office:value-type="float" office:value="-0.8" table:style-name="ce1">
            <text:p>-0,8</text:p>
          </table:table-cell>
          <table:table-cell office:value-type="float" office:value="1410" table:style-name="ce1">
            <text:p>1410</text:p>
          </table:table-cell>
          <table:table-cell office:value-type="float" office:value="3.3999999999999998E-3" table:style-name="ce1">
            <text:p>0,0034</text:p>
          </table:table-cell>
          <table:table-cell table:style-name="ce1"/>
          <table:table-cell office:value-type="float" office:value="3.9939999999999998" table:formula="of:=[.A150]+([.B150]*[.C150])" table:style-name="ce1">
            <text:p>3,994</text:p>
          </table:table-cell>
          <table:table-cell office:value-type="float" office:value="-5.5939999999999994" table:formula="of:=[.A150]-([.B150]*[.C150])" table:style-name="ce1">
            <text:p>-5,594</text:p>
          </table:table-cell>
          <table:table-cell table:number-columns-repeated="16378"/>
        </table:table-row>
        <table:table-row table:style-name="ro1">
          <table:table-cell office:value-type="float" office:value="0.1" table:style-name="ce1">
            <text:p>0,1</text:p>
          </table:table-cell>
          <table:table-cell office:value-type="float" office:value="408" table:style-name="ce1">
            <text:p>408</text:p>
          </table:table-cell>
          <table:table-cell office:value-type="float" office:value="8.8999999999999999E-3" table:style-name="ce1">
            <text:p>0,0089</text:p>
          </table:table-cell>
          <table:table-cell table:style-name="ce1"/>
          <table:table-cell office:value-type="float" office:value="3.7311999999999999" table:formula="of:=[.A151]+([.B151]*[.C151])" table:style-name="ce1">
            <text:p>3,7312</text:p>
          </table:table-cell>
          <table:table-cell office:value-type="float" office:value="-3.5311999999999997" table:formula="of:=[.A151]-([.B151]*[.C151])" table:style-name="ce1">
            <text:p>-3,5312</text:p>
          </table:table-cell>
          <table:table-cell table:number-columns-repeated="16378"/>
        </table:table-row>
        <table:table-row table:number-rows-repeated="104842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creator>Diogo Borges</dc:creator>
    <meta:creation-date>2017-10-20T23:41:04Z</meta:creation-date>
    <dc:date>2020-12-02T04:50:56Z</dc:date>
    <meta:editing-cycles>2</meta:editing-cycles>
    <meta:editing-duration>PT24S</meta:editing-duration>
  </office:meta>
</office:document-meta>
</file>